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я3" style:family="table">
      <style:table-properties style:width="5.0014in" table:align="left" style:writing-mode="lr-tb"/>
    </style:style>
    <style:style style:name="Таблиця3.A" style:family="table-column">
      <style:table-column-properties style:column-width="1in"/>
    </style:style>
    <style:style style:name="Таблиця3.E" style:family="table-column">
      <style:table-column-properties style:column-width="1.0014in"/>
    </style:style>
    <style:style style:name="Таблиця3.1" style:family="table-row">
      <style:table-row-properties fo:keep-together="auto"/>
    </style:style>
    <style:style style:name="Таблиця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3.E1" style:family="table-cell">
      <style:table-cell-properties style:vertical-align="top" fo:padding="0.0382in" fo:border="0.1pt solid #000000" style:writing-mode="lr-tb"/>
    </style:style>
    <style:style style:name="Таблиця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3.E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25" style:family="table">
      <style:table-properties style:width="2.8111in" table:align="left"/>
    </style:style>
    <style:style style:name="Таблиця25.A" style:family="table-column">
      <style:table-column-properties style:column-width="0.7028in"/>
    </style:style>
    <style:style style:name="Таблиця2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5.D1" style:family="table-cell">
      <style:table-cell-properties fo:padding="0.0382in" fo:border="0.5pt solid #000000" style:writing-mode="page"/>
    </style:style>
    <style:style style:name="Таблиця2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5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26" style:family="table">
      <style:table-properties style:width="2.8111in" table:align="left"/>
    </style:style>
    <style:style style:name="Таблиця26.A" style:family="table-column">
      <style:table-column-properties style:column-width="0.7028in"/>
    </style:style>
    <style:style style:name="Таблиця26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26.D1" style:family="table-cell">
      <style:table-cell-properties fo:padding="0.0382in" fo:border="0.5pt solid #000000" style:writing-mode="page"/>
    </style:style>
    <style:style style:name="Таблиця26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26.D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" style:family="table">
      <style:table-properties style:width="6.6889in" fo:margin-left="0.0132in" table:align="left" style:writing-mode="lr-tb"/>
    </style:style>
    <style:style style:name="Таблиця1.A" style:family="table-column">
      <style:table-column-properties style:column-width="0.8111in"/>
    </style:style>
    <style:style style:name="Таблиця1.B" style:family="table-column">
      <style:table-column-properties style:column-width="0.8778in"/>
    </style:style>
    <style:style style:name="Таблиця1.C" style:family="table-column">
      <style:table-column-properties style:column-width="0.8715in"/>
    </style:style>
    <style:style style:name="Таблиця1.D" style:family="table-column">
      <style:table-column-properties style:column-width="0.8771in"/>
    </style:style>
    <style:style style:name="Таблиця1.F" style:family="table-column">
      <style:table-column-properties style:column-width="0.8118in"/>
    </style:style>
    <style:style style:name="Таблиця1.G" style:family="table-column">
      <style:table-column-properties style:column-width="0.8167in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Таблиця1.H1" style:family="table-cell">
      <style:table-cell-properties style:vertical-align="top" fo:padding="0.0382in" fo:border="0.1pt solid #000000" style:writing-mode="lr-tb"/>
    </style:style>
    <style:style style:name="Таблиця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Таблиця1.H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Таблиця8" style:family="table">
      <style:table-properties style:width="6.6931in" table:align="margins"/>
    </style:style>
    <style:style style:name="Таблиця8.A" style:family="table-column">
      <style:table-column-properties style:column-width="0.6694in" style:rel-column-width="6553*"/>
    </style:style>
    <style:style style:name="Таблиця8.J" style:family="table-column">
      <style:table-column-properties style:column-width="0.6694in" style:rel-column-width="6558*"/>
    </style:style>
    <style:style style:name="Таблиця8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8.J1" style:family="table-cell">
      <style:table-cell-properties fo:padding="0.0382in" fo:border="0.5pt solid #000000" style:writing-mode="page"/>
    </style:style>
    <style:style style:name="Таблиця8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8.J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я11" style:family="table">
      <style:table-properties style:width="5.3125in" table:align="left"/>
    </style:style>
    <style:style style:name="Таблиця11.A" style:family="table-column">
      <style:table-column-properties style:column-width="0.6688in"/>
    </style:style>
    <style:style style:name="Таблиця11.B" style:family="table-column">
      <style:table-column-properties style:column-width="0.6694in"/>
    </style:style>
    <style:style style:name="Таблиця11.H" style:family="table-column">
      <style:table-column-properties style:column-width="0.6278in"/>
    </style:style>
    <style:style style:name="Таблиця1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я11.H1" style:family="table-cell">
      <style:table-cell-properties fo:padding="0.0382in" fo:border="0.5pt solid #000000" style:writing-mode="page"/>
    </style:style>
    <style:style style:name="Таблиця1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я11.H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officeooo:rsid="000b11cd" officeooo:paragraph-rsid="00120cb5"/>
    </style:style>
    <style:style style:name="P2" style:family="paragraph" style:parent-style-name="Standard">
      <style:text-properties officeooo:rsid="000b11cd" officeooo:paragraph-rsid="00120cb5"/>
    </style:style>
    <style:style style:name="P3" style:family="paragraph" style:parent-style-name="Standard">
      <style:text-properties officeooo:rsid="000b11cd" officeooo:paragraph-rsid="00370284"/>
    </style:style>
    <style:style style:name="P4" style:family="paragraph" style:parent-style-name="Standard">
      <style:paragraph-properties fo:text-align="justify" style:justify-single-word="false"/>
      <style:text-properties officeooo:paragraph-rsid="00253c2e"/>
    </style:style>
    <style:style style:name="P5" style:family="paragraph" style:parent-style-name="Standard">
      <style:text-properties style:font-name="Times New Roman" officeooo:rsid="000b11cd" officeooo:paragraph-rsid="00120cb5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paragraph-rsid="00253c2e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253c2e" style:font-size-asian="12pt" style:font-name-complex="Times New Roman" style:font-size-complex="12pt"/>
    </style:style>
    <style:style style:name="P8" style:family="paragraph" style:parent-style-name="Standard">
      <style:text-properties style:font-name="Times New Roman" fo:font-size="12pt" officeooo:paragraph-rsid="002b7148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officeooo:paragraph-rsid="00120cb5"/>
    </style:style>
    <style:style style:name="P10" style:family="paragraph" style:parent-style-name="Standard">
      <style:text-properties officeooo:paragraph-rsid="00370284"/>
    </style:style>
    <style:style style:name="P1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62019"/>
    </style:style>
    <style:style style:name="P1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182f07"/>
    </style:style>
    <style:style style:name="P1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1bc23"/>
    </style:style>
    <style:style style:name="P1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510e8"/>
    </style:style>
    <style:style style:name="P1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53c2e"/>
    </style:style>
    <style:style style:name="P1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9e07b"/>
    </style:style>
    <style:style style:name="P17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2b7148"/>
    </style:style>
    <style:style style:name="P18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5e9c0"/>
    </style:style>
    <style:style style:name="P1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rsid="002aa8d0" officeooo:paragraph-rsid="00253c2e" style:font-size-asian="12pt" style:font-name-complex="Times New Roman" style:font-size-complex="12pt"/>
    </style:style>
    <style:style style:name="P2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253c2e" style:font-size-asian="12pt" style:font-name-complex="Times New Roman" style:font-size-complex="12pt"/>
    </style:style>
    <style:style style:name="P2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35e9c0" style:font-size-asian="12pt" style:font-name-complex="Times New Roman" style:font-size-complex="12pt"/>
    </style:style>
    <style:style style:name="P2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288017" style:font-size-asian="12pt" style:font-size-complex="12pt"/>
    </style:style>
    <style:style style:name="P23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officeooo:paragraph-rsid="0035e9c0" style:font-size-asian="12pt" style:font-size-complex="12pt"/>
    </style:style>
    <style:style style:name="P24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1823a6" officeooo:paragraph-rsid="00253c2e" style:font-size-asian="12pt" style:font-name-complex="Times New Roman" style:font-size-complex="12pt"/>
    </style:style>
    <style:style style:name="P25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2b7148" style:font-size-asian="12pt" style:font-name-complex="Times New Roman" style:font-size-complex="12pt"/>
    </style:style>
    <style:style style:name="P26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5e9c0" style:font-size-asian="12pt" style:font-name-complex="Times New Roman" style:font-size-complex="12pt"/>
    </style:style>
    <style:style style:name="P27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35e9c0" style:font-name-asian="Times New Roman" style:font-size-asian="12pt" style:font-name-complex="Times New Roman" style:font-size-complex="12pt"/>
    </style:style>
    <style:style style:name="P28" style:family="paragraph" style:parent-style-name="Основной_20_текст10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2pt" fo:language="uk" fo:country="UA" officeooo:rsid="000b11cd" officeooo:paragraph-rsid="00370284" style:font-name-asian="Times New Roman" style:font-size-asian="12pt" style:font-name-complex="Times New Roman" style:font-size-complex="12pt"/>
    </style:style>
    <style:style style:name="P29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5e9c0" style:font-name-asian="Times New Roman" style:font-size-asian="12pt" style:font-name-complex="Times New Roman" style:font-size-complex="12pt"/>
    </style:style>
    <style:style style:name="P30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paragraph-rsid="00120cb5"/>
    </style:style>
    <style:style style:name="P31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officeooo:rsid="000b11cd" officeooo:paragraph-rsid="0021bc23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5e9c0" style:font-size-asian="12pt" style:font-name-complex="Times New Roman" style:font-size-complex="12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" fo:font-size="12pt" fo:language="uk" fo:country="UA" officeooo:rsid="000b11cd" officeooo:paragraph-rsid="00370284" style:font-size-asian="12pt" style:font-name-complex="Times New Roman" style:font-size-complex="12pt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font-name="Times New Roman" fo:font-size="12pt" officeooo:paragraph-rsid="00120cb5" style:font-size-asian="12pt" style:font-name-complex="Times New Roman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2pt" officeooo:rsid="00120cb5" officeooo:paragraph-rsid="00120cb5" style:font-size-asian="12pt" style:font-name-complex="Times New Roman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2pt" officeooo:rsid="001b07ba" officeooo:paragraph-rsid="00120cb5" style:font-size-asian="12pt" style:font-name-complex="Times New Roman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paragraph-rsid="00120cb5" style:font-name-asian="Noto Sans CJK SC Regular" style:font-size-asian="12pt" style:font-name-complex="Times New Roman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2pt" officeooo:rsid="001ace56" officeooo:paragraph-rsid="0035e9c0" style:font-name-asian="Times New Roman" style:font-size-asian="12pt" style:font-name-complex="Times New Roman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officeooo:rsid="001fcb97" officeooo:paragraph-rsid="00370284" style:font-name-asian="Times New Roman" style:font-size-asian="12pt" style:font-name-complex="Times New Roman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2pt" officeooo:rsid="00206c90" officeooo:paragraph-rsid="00370284" style:font-name-asian="Times New Roman" style:font-size-asian="12pt" style:font-name-complex="Times New Roman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officeooo:paragraph-rsid="00120cb5"/>
    </style:style>
    <style:style style:name="P42" style:family="paragraph" style:parent-style-name="Основной_20_текст10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38665b"/>
    </style:style>
    <style:style style:name="T1" style:family="text">
      <style:text-properties style:text-position="0% 100%" style:font-name="Times New Roman" fo:font-size="12pt" fo:letter-spacing="normal" fo:font-style="normal" style:font-name-asian="Symbol" style:font-size-asian="12pt" style:font-style-asian="normal" style:font-name-complex="Times New Roman" style:font-size-complex="12pt"/>
    </style:style>
    <style:style style:name="T2" style:family="text">
      <style:text-properties style:text-position="0% 100%" style:font-name="Times New Roman" fo:font-size="12pt" fo:letter-spacing="normal" fo:font-style="normal" officeooo:rsid="000dc07e" style:font-name-asian="Symbol" style:font-size-asian="12pt" style:font-style-asian="normal" style:font-name-complex="Times New Roman" style:font-size-complex="12pt"/>
    </style:style>
    <style:style style:name="T3" style:family="text">
      <style:text-properties style:text-position="0% 100%" style:font-name="Times New Roman" fo:font-size="12pt" fo:letter-spacing="normal" fo:font-style="normal" officeooo:rsid="0012ae43" style:font-name-asian="Symbol" style:font-size-asian="12pt" style:font-style-asian="normal" style:font-name-complex="Times New Roman" style:font-size-complex="12pt"/>
    </style:style>
    <style:style style:name="T4" style:family="text">
      <style:text-properties style:text-position="0% 100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5" style:family="text">
      <style:text-properties style:text-position="0% 100%" style:font-name="Times New Roman" fo:font-size="12pt" fo:letter-spacing="normal" fo:font-style="normal" officeooo:rsid="0027e178" style:font-name-asian="Symbol" style:font-size-asian="12pt" style:font-style-asian="normal" style:font-name-complex="Times New Roman" style:font-size-complex="12pt"/>
    </style:style>
    <style:style style:name="T6" style:family="text">
      <style:text-properties style:text-position="0% 100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7" style:family="text">
      <style:text-properties style:text-position="0% 100%" style:font-name="Times New Roman" fo:font-size="12pt" fo:letter-spacing="normal" fo:font-style="normal" officeooo:rsid="003318d6" style:font-name-asian="Symbol" style:font-size-asian="12pt" style:font-style-asian="normal" style:font-name-complex="Times New Roman" style:font-size-complex="12pt"/>
    </style:style>
    <style:style style:name="T8" style:family="text">
      <style:text-properties style:text-position="0% 100%" style:font-name="Times New Roman" fo:font-size="12pt" fo:letter-spacing="normal" fo:font-style="normal" officeooo:rsid="003482b3" style:font-name-asian="Symbol" style:font-size-asian="12pt" style:font-style-asian="normal" style:font-name-complex="Times New Roman" style:font-size-complex="12pt"/>
    </style:style>
    <style:style style:name="T9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10" style:family="text">
      <style:text-properties style:text-position="0% 100%" style:font-name="Times New Roman" fo:font-size="12pt" fo:letter-spacing="normal" fo:font-style="normal" officeooo:rsid="0030ea2f" style:font-name-asian="Symbol" style:font-size-asian="12pt" style:font-style-asian="normal" style:font-name-complex="Times New Roman" style:font-size-complex="12pt"/>
    </style:style>
    <style:style style:name="T11" style:family="text">
      <style:text-properties style:text-position="0% 100%" style:font-name="Times New Roman" fo:font-size="12pt" fo:letter-spacing="normal" fo:font-style="normal" officeooo:rsid="002b871e" style:font-name-asian="Symbol" style:font-size-asian="12pt" style:font-style-asian="normal" style:font-name-complex="Times New Roman" style:font-size-complex="12pt"/>
    </style:style>
    <style:style style:name="T12" style:family="text">
      <style:text-properties style:text-position="0% 100%" style:font-name="Times New Roman" fo:font-size="12pt" fo:letter-spacing="normal" fo:font-style="normal" officeooo:rsid="003609f3" style:font-name-asian="Symbol" style:font-size-asian="12pt" style:font-style-asian="normal" style:font-name-complex="Times New Roman" style:font-size-complex="12pt"/>
    </style:style>
    <style:style style:name="T13" style:family="text">
      <style:text-properties style:text-position="0% 100%" style:font-name="Times New Roman" fo:font-size="12pt" fo:letter-spacing="normal" fo:font-style="normal" officeooo:rsid="0039bb7f" style:font-name-asian="Symbol" style:font-size-asian="12pt" style:font-style-asian="normal" style:font-name-complex="Times New Roman" style:font-size-complex="12pt"/>
    </style:style>
    <style:style style:name="T14" style:family="text">
      <style:text-properties style:text-position="0% 100%" style:font-name="Times New Roman" fo:font-size="12pt" fo:letter-spacing="normal" fo:font-style="normal" officeooo:rsid="0036f7ad" style:font-name-asian="Symbol" style:font-size-asian="12pt" style:font-style-asian="normal" style:font-name-complex="Times New Roman" style:font-size-complex="12pt"/>
    </style:style>
    <style:style style:name="T15" style:family="text">
      <style:text-properties style:text-position="0% 100%" style:font-name="Times New Roman" fo:font-size="12pt" fo:letter-spacing="normal" fo:font-style="normal" officeooo:rsid="003e7091" style:font-name-asian="Symbol" style:font-size-asian="12pt" style:font-style-asian="normal" style:font-name-complex="Times New Roman" style:font-size-complex="12pt"/>
    </style:style>
    <style:style style:name="T16" style:family="text">
      <style:text-properties style:text-position="0% 100%" style:font-name="Times New Roman" fo:font-size="12pt" fo:letter-spacing="normal" fo:font-style="normal" officeooo:rsid="003627d9" style:font-name-asian="Symbol" style:font-size-asian="12pt" style:font-style-asian="normal" style:font-name-complex="Times New Roman" style:font-size-complex="12pt"/>
    </style:style>
    <style:style style:name="T17" style:family="text">
      <style:text-properties style:text-position="0% 100%" style:font-name="Times New Roman" fo:font-size="12pt" fo:letter-spacing="normal" fo:font-style="normal" officeooo:rsid="00414891" style:font-name-asian="Symbol" style:font-size-asian="12pt" style:font-style-asian="normal" style:font-name-complex="Times New Roman" style:font-size-complex="12pt"/>
    </style:style>
    <style:style style:name="T18" style:family="text">
      <style:text-properties style:text-position="0% 100%" style:font-name="Times New Roman" fo:font-size="12pt" fo:letter-spacing="normal" fo:font-style="normal" officeooo:rsid="003f4c9b" style:font-name-asian="Symbol" style:font-size-asian="12pt" style:font-style-asian="normal" style:font-name-complex="Times New Roman" style:font-size-complex="12pt"/>
    </style:style>
    <style:style style:name="T19" style:family="text">
      <style:text-properties style:text-position="0% 100%" style:font-name="Times New Roman" fo:font-size="12pt" fo:letter-spacing="normal" fo:font-style="normal" officeooo:rsid="003b6949" style:font-name-asian="Symbol" style:font-size-asian="12pt" style:font-style-asian="normal" style:font-name-complex="Times New Roman" style:font-size-complex="12pt"/>
    </style:style>
    <style:style style:name="T20" style:family="text">
      <style:text-properties style:text-position="0% 100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 style:font-style-complex="normal"/>
    </style:style>
    <style:style style:name="T21" style:family="text">
      <style:text-properties style:text-position="0% 100%" style:font-name="Times New Roman" fo:font-size="12pt" fo:letter-spacing="normal" fo:font-style="normal" officeooo:rsid="00388017" style:font-name-asian="Symbol" style:font-size-asian="12pt" style:font-style-asian="normal" style:font-name-complex="Times New Roman" style:font-size-complex="12pt"/>
    </style:style>
    <style:style style:name="T22" style:family="text">
      <style:text-properties style:text-position="0% 100%" style:font-name="Times New Roman" fo:font-size="12pt" fo:letter-spacing="normal" fo:font-style="normal" officeooo:rsid="003c7f3e" style:font-name-asian="Symbol" style:font-size-asian="12pt" style:font-style-asian="normal" style:font-name-complex="Times New Roman" style:font-size-complex="12pt"/>
    </style:style>
    <style:style style:name="T23" style:family="text">
      <style:text-properties style:text-position="0% 100%" style:font-name="Times New Roman" fo:font-size="12pt" fo:letter-spacing="normal" fo:font-style="normal" officeooo:rsid="003e1653" style:font-name-asian="Symbol" style:font-size-asian="12pt" style:font-style-asian="normal" style:font-name-complex="Times New Roman" style:font-size-complex="12pt"/>
    </style:style>
    <style:style style:name="T24" style:family="text">
      <style:text-properties style:text-position="0% 100%" style:font-name="Times New Roman" fo:font-size="12pt" fo:letter-spacing="normal" fo:font-style="normal" officeooo:rsid="0021bc23" style:font-name-asian="Symbol" style:font-size-asian="12pt" style:font-style-asian="normal" style:font-name-complex="Times New Roman" style:font-size-complex="12pt"/>
    </style:style>
    <style:style style:name="T25" style:family="text">
      <style:text-properties style:text-position="0% 100%" style:font-name="Times New Roman" fo:font-size="12pt" fo:letter-spacing="normal" fo:font-style="normal" officeooo:rsid="0043fdbe" style:font-name-asian="Symbol" style:font-size-asian="12pt" style:font-style-asian="normal" style:font-name-complex="Times New Roman" style:font-size-complex="12pt"/>
    </style:style>
    <style:style style:name="T26" style:family="text">
      <style:text-properties style:text-position="0% 100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27" style:family="text">
      <style:text-properties style:text-position="0% 100%" style:font-name="Times New Roman" fo:font-size="12pt" fo:letter-spacing="normal" fo:font-style="normal" officeooo:rsid="001017ef" style:font-name-asian="Symbol" style:font-size-asian="12pt" style:font-style-asian="normal" style:font-name-complex="Times New Roman" style:font-size-complex="12pt"/>
    </style:style>
    <style:style style:name="T28" style:family="text">
      <style:text-properties style:text-position="0% 100%" style:font-name="Times New Roman" fo:font-size="12pt" fo:letter-spacing="normal" fo:font-style="normal" officeooo:rsid="001bf29b" style:font-name-asian="Symbol" style:font-size-asian="12pt" style:font-style-asian="normal" style:font-name-complex="Times New Roman" style:font-size-complex="12pt"/>
    </style:style>
    <style:style style:name="T29" style:family="text">
      <style:text-properties style:text-position="0% 100%" style:font-name="Times New Roman" fo:font-size="12pt" fo:letter-spacing="normal" fo:font-style="normal" officeooo:rsid="0017ecd3" style:font-name-asian="Symbol" style:font-size-asian="12pt" style:font-style-asian="normal" style:font-name-complex="Times New Roman" style:font-size-complex="12pt"/>
    </style:style>
    <style:style style:name="T30" style:family="text">
      <style:text-properties style:text-position="0% 100%" style:font-name="Times New Roman" fo:font-size="12pt" fo:letter-spacing="normal" fo:font-style="normal" officeooo:rsid="0027f0bb" style:font-name-asian="Symbol" style:font-size-asian="12pt" style:font-style-asian="normal" style:font-name-complex="Times New Roman" style:font-size-complex="12pt"/>
    </style:style>
    <style:style style:name="T31" style:family="text">
      <style:text-properties style:text-position="0% 100%" style:font-name="Times New Roman" fo:font-size="12pt" fo:letter-spacing="normal" fo:font-style="normal" officeooo:rsid="00455328" style:font-name-asian="Symbol" style:font-size-asian="12pt" style:font-style-asian="normal" style:font-name-complex="Times New Roman" style:font-size-complex="12pt"/>
    </style:style>
    <style:style style:name="T32" style:family="text">
      <style:text-properties style:text-position="0% 100%" style:font-name="Times New Roman" fo:font-size="12pt" fo:letter-spacing="normal" fo:font-style="normal" officeooo:rsid="0043ab02" style:font-name-asian="Symbol" style:font-size-asian="12pt" style:font-style-asian="normal" style:font-name-complex="Times New Roman" style:font-size-complex="12pt"/>
    </style:style>
    <style:style style:name="T33" style:family="text">
      <style:text-properties style:text-position="0% 100%" style:font-name="Times New Roman" fo:font-size="12pt" fo:letter-spacing="normal" fo:font-style="normal" officeooo:rsid="00123d93" style:font-name-asian="Symbol" style:font-size-asian="12pt" style:font-style-asian="normal" style:font-name-complex="Times New Roman" style:font-size-complex="12pt"/>
    </style:style>
    <style:style style:name="T34" style:family="text">
      <style:text-properties style:text-position="0% 100%" style:font-name="Times New Roman" fo:font-size="12pt" fo:letter-spacing="normal" fo:font-style="normal" officeooo:rsid="001e7f6e" style:font-name-asian="Symbol" style:font-size-asian="12pt" style:font-style-asian="normal" style:font-name-complex="Times New Roman" style:font-size-complex="12pt"/>
    </style:style>
    <style:style style:name="T35" style:family="text">
      <style:text-properties style:text-position="0% 100%" style:font-name="Times New Roman" fo:font-size="12pt" fo:letter-spacing="normal" fo:font-style="normal" officeooo:rsid="0046fb6c" style:font-name-asian="Symbol" style:font-size-asian="12pt" style:font-style-asian="normal" style:font-name-complex="Times New Roman" style:font-size-complex="12pt"/>
    </style:style>
    <style:style style:name="T36" style:family="text">
      <style:text-properties style:text-position="0% 100%" style:font-name="Times New Roman" fo:font-size="12pt" fo:letter-spacing="normal" fo:font-style="normal" officeooo:rsid="00256cc0" style:font-name-asian="Symbol" style:font-size-asian="12pt" style:font-style-asian="normal" style:font-name-complex="Times New Roman" style:font-size-complex="12pt"/>
    </style:style>
    <style:style style:name="T37" style:family="text">
      <style:text-properties style:text-position="0% 100%" style:font-name="Times New Roman" fo:font-size="12pt" fo:letter-spacing="normal" fo:font-style="normal" officeooo:rsid="00226f86" style:font-name-asian="Symbol" style:font-size-asian="12pt" style:font-style-asian="normal" style:font-name-complex="Times New Roman" style:font-size-complex="12pt"/>
    </style:style>
    <style:style style:name="T38" style:family="text">
      <style:text-properties style:text-position="0% 100%" style:font-name="Times New Roman" fo:font-size="12pt" fo:letter-spacing="normal" fo:font-style="normal" officeooo:rsid="0013b200" style:font-name-asian="Symbol" style:font-size-asian="12pt" style:font-style-asian="normal" style:font-name-complex="Times New Roman" style:font-size-complex="12pt"/>
    </style:style>
    <style:style style:name="T39" style:family="text">
      <style:text-properties style:text-position="0% 100%" style:font-name="Times New Roman" fo:font-size="12pt" fo:letter-spacing="normal" fo:font-style="normal" officeooo:rsid="0017c029" style:font-name-asian="Symbol" style:font-size-asian="12pt" style:font-style-asian="normal" style:font-name-complex="Times New Roman" style:font-size-complex="12pt"/>
    </style:style>
    <style:style style:name="T40" style:family="text">
      <style:text-properties style:text-position="0% 100%" style:font-name="Times New Roman" fo:font-size="12pt" fo:letter-spacing="normal" fo:font-style="normal" officeooo:rsid="0014f71f" style:font-name-asian="Symbol" style:font-size-asian="12pt" style:font-style-asian="normal" style:font-name-complex="Times New Roman" style:font-size-complex="12pt"/>
    </style:style>
    <style:style style:name="T41" style:family="text">
      <style:text-properties style:text-position="0% 100%" style:font-name="Times New Roman" fo:font-size="12pt" fo:letter-spacing="normal" fo:font-style="normal" officeooo:rsid="0035e9c0" style:font-name-asian="Symbol" style:font-size-asian="12pt" style:font-style-asian="normal" style:font-name-complex="Times New Roman" style:font-size-complex="12pt"/>
    </style:style>
    <style:style style:name="T42" style:family="text">
      <style:text-properties style:text-position="0% 100%" style:font-name="Times New Roman" fo:font-size="12pt" fo:letter-spacing="normal" fo:font-style="normal" officeooo:rsid="0038665b" style:font-name-asian="Symbol" style:font-size-asian="12pt" style:font-style-asian="normal" style:font-name-complex="Times New Roman" style:font-size-complex="12pt"/>
    </style:style>
    <style:style style:name="T43" style:family="text">
      <style:text-properties style:text-position="0% 100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44" style:family="text">
      <style:text-properties style:text-position="0% 100%" style:font-name="Times New Roman" fo:font-size="12pt" fo:letter-spacing="normal" fo:font-style="normal" officeooo:rsid="002b871e" style:font-size-asian="12pt" style:font-style-asian="normal" style:font-name-complex="Times New Roman" style:font-size-complex="12pt" style:font-style-complex="normal"/>
    </style:style>
    <style:style style:name="T45" style:family="text">
      <style:text-properties style:text-position="0% 100%" style:font-name="Times New Roman" fo:font-size="12pt" fo:letter-spacing="normal" fo:font-style="normal" officeooo:rsid="001e7f6e" style:font-size-asian="12pt" style:font-style-asian="normal" style:font-name-complex="Times New Roman" style:font-size-complex="12pt" style:font-style-complex="normal"/>
    </style:style>
    <style:style style:name="T46" style:family="text">
      <style:text-properties style:text-position="0% 100%" style:font-name="Times New Roman" fo:font-size="12pt" fo:letter-spacing="normal" fo:font-style="normal" officeooo:rsid="003482b3" style:font-name-asian="Times New Roman" style:font-size-asian="12pt" style:font-style-asian="normal" style:font-name-complex="Times New Roman" style:font-size-complex="12pt" style:font-style-complex="normal"/>
    </style:style>
    <style:style style:name="T47" style:family="text">
      <style:text-properties style:text-position="0% 100%" style:font-name="Times New Roman" fo:font-size="12pt" fo:letter-spacing="normal" fo:font-style="normal" officeooo:rsid="002b871e" style:font-name-asian="Symbola" style:font-size-asian="12pt" style:font-style-asian="normal" style:font-name-complex="Symbola" style:font-size-complex="12pt" style:font-style-complex="normal"/>
    </style:style>
    <style:style style:name="T48" style:family="text">
      <style:text-properties style:text-position="0% 100%" style:font-name="Times New Roman" fo:font-size="12pt" fo:letter-spacing="normal" fo:font-style="normal" officeooo:rsid="0043ab02" style:font-name-asian="Symbola" style:font-size-asian="12pt" style:font-style-asian="normal" style:font-name-complex="Symbola" style:font-size-complex="12pt"/>
    </style:style>
    <style:style style:name="T49" style:family="text">
      <style:text-properties style:text-position="0% 100%" style:font-name="Times New Roman" fo:font-size="12pt" fo:letter-spacing="normal" fo:font-style="italic" officeooo:rsid="001823a6" style:font-name-asian="Symbol" style:font-size-asian="12pt" style:font-style-asian="italic" style:font-name-complex="Times New Roman" style:font-size-complex="12pt" style:font-style-complex="italic"/>
    </style:style>
    <style:style style:name="T50" style:family="text">
      <style:text-properties style:text-position="0% 100%" style:font-name="Times New Roman" fo:font-size="12pt" fo:letter-spacing="normal" fo:font-style="italic" officeooo:rsid="003482b3" style:font-name-asian="Times New Roman" style:font-size-asian="12pt" style:font-style-asian="italic" style:font-name-complex="Times New Roman" style:font-size-complex="12pt" style:font-style-complex="italic"/>
    </style:style>
    <style:style style:name="T51" style:family="text">
      <style:text-properties style:text-position="0% 100%" style:font-name="Times New Roman" fo:font-size="12pt" fo:letter-spacing="normal" fo:font-style="italic" officeooo:rsid="001823a6" style:font-name-asian="Times New Roman" style:font-size-asian="12pt" style:font-style-asian="italic" style:font-name-complex="Times New Roman" style:font-size-complex="12pt" style:font-style-complex="italic"/>
    </style:style>
    <style:style style:name="T52" style:family="text">
      <style:text-properties style:text-position="0% 100%" style:font-name="Times New Roman" fo:font-size="12pt" fo:letter-spacing="normal" fo:font-style="italic" officeooo:rsid="001823a6" style:font-size-asian="12pt" style:font-style-asian="italic" style:font-name-complex="Times New Roman" style:font-size-complex="12pt" style:font-style-complex="italic"/>
    </style:style>
    <style:style style:name="T53" style:family="text">
      <style:text-properties style:text-position="0% 100%" style:font-name="Times New Roman" fo:font-size="12pt" fo:letter-spacing="normal" officeooo:rsid="002b871e" style:font-size-asian="12pt" style:font-name-complex="Times New Roman" style:font-size-complex="12pt"/>
    </style:style>
    <style:style style:name="T54" style:family="text">
      <style:text-properties style:text-position="0% 100%" style:font-name="Times New Roman" fo:font-size="12pt" fo:letter-spacing="normal" officeooo:rsid="001e7f6e" style:font-size-asian="12pt" style:font-name-complex="Times New Roman" style:font-size-complex="12pt"/>
    </style:style>
    <style:style style:name="T55" style:family="text">
      <style:text-properties style:text-position="0% 100%" style:font-name="Times New Roman" fo:font-size="12pt" fo:letter-spacing="normal" officeooo:rsid="001823a6" style:font-size-asian="12pt" style:font-name-complex="Times New Roman" style:font-size-complex="12pt"/>
    </style:style>
    <style:style style:name="T56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57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58" style:family="text">
      <style:text-properties style:text-position="0% 100%" style:font-name="Times New Roman" fo:font-size="12pt" fo:letter-spacing="normal" fo:language="uk" fo:country="UA" fo:font-style="normal" officeooo:rsid="0017c029" style:font-name-asian="Symbol" style:font-size-asian="12pt" style:font-style-asian="normal" style:font-name-complex="Times New Roman" style:font-size-complex="12pt"/>
    </style:style>
    <style:style style:name="T59" style:family="text">
      <style:text-properties style:text-position="0% 100%" style:font-name="Times New Roman" fo:font-size="12pt" fo:letter-spacing="normal" fo:language="uk" fo:country="UA" fo:font-style="normal" officeooo:rsid="0024fc00" style:font-name-asian="Symbol" style:font-size-asian="12pt" style:font-style-asian="normal" style:font-name-complex="Times New Roman" style:font-size-complex="12pt"/>
    </style:style>
    <style:style style:name="T60" style:family="text">
      <style:text-properties style:text-position="0% 100%" style:font-name="Times New Roman" fo:font-size="12pt" fo:letter-spacing="normal" fo:language="uk" fo:country="UA" fo:font-style="normal" officeooo:rsid="0035e9c0" style:font-name-asian="Symbol" style:font-size-asian="12pt" style:font-style-asian="normal" style:font-name-complex="Times New Roman" style:font-size-complex="12pt"/>
    </style:style>
    <style:style style:name="T61" style:family="text">
      <style:text-properties style:text-position="0% 100%" style:font-name="Times New Roman" fo:font-size="12pt" fo:letter-spacing="normal" fo:language="uk" fo:country="UA" fo:font-style="normal" officeooo:rsid="0014f71f" style:font-name-asian="Symbol" style:font-size-asian="12pt" style:font-style-asian="normal" style:font-name-complex="Times New Roman" style:font-size-complex="12pt"/>
    </style:style>
    <style:style style:name="T62" style:family="text">
      <style:text-properties style:text-position="0% 100%" style:font-name="Times New Roman" fo:font-size="12pt" fo:letter-spacing="normal" fo:language="uk" fo:country="UA" fo:font-style="normal" style:font-name-asian="Symbol" style:font-size-asian="12pt" style:language-asian="ja" style:country-asian="JP" style:font-style-asian="normal" style:font-name-complex="Times New Roman" style:font-size-complex="12pt"/>
    </style:style>
    <style:style style:name="T63" style:family="text">
      <style:text-properties style:text-position="0% 100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64" style:family="text">
      <style:text-properties style:text-position="0% 100%" fo:font-size="12pt" style:font-size-asian="12pt" style:font-name-complex="Times New Roman" style:font-size-complex="12pt"/>
    </style:style>
    <style:style style:name="T65" style:family="text">
      <style:text-properties style:text-position="0% 100%" fo:font-size="12pt" officeooo:rsid="0013c958" style:font-size-asian="12pt" style:font-name-complex="Times New Roman" style:font-size-complex="12pt"/>
    </style:style>
    <style:style style:name="T66" style:family="text">
      <style:text-properties style:text-position="0% 100%" style:font-name="Times New Roman1" fo:font-size="12pt" fo:letter-spacing="normal" fo:font-style="normal" officeooo:rsid="0019e05e" style:font-name-asian="Times New Roman1" style:font-size-asian="12pt" style:font-style-asian="normal" style:font-name-complex="Times New Roman1" style:font-size-complex="12pt"/>
    </style:style>
    <style:style style:name="T67" style:family="text">
      <style:text-properties style:text-position="0% 100%" style:font-name="Times New Roman1" fo:font-size="12pt" fo:letter-spacing="normal" fo:font-style="normal" officeooo:rsid="0043a078" style:font-name-asian="Times New Roman1" style:font-size-asian="12pt" style:font-style-asian="normal" style:font-name-complex="Times New Roman1" style:font-size-complex="12pt"/>
    </style:style>
    <style:style style:name="T68" style:family="text">
      <style:text-properties style:text-position="0% 100%" style:font-name="Times New Roman1" fo:font-size="12pt" fo:letter-spacing="normal" fo:language="uk" fo:country="UA" fo:font-style="normal" officeooo:rsid="0021afde" style:font-name-asian="Symbol" style:font-size-asian="12pt" style:font-style-asian="normal" style:font-name-complex="Times New Roman" style:font-size-complex="12pt"/>
    </style:style>
    <style:style style:name="T69" style:family="text">
      <style:text-properties officeooo:rsid="000c911a"/>
    </style:style>
    <style:style style:name="T70" style:family="text">
      <style:text-properties style:font-name="Times New Roman"/>
    </style:style>
    <style:style style:name="T71" style:family="text">
      <style:text-properties style:font-name="Times New Roman" fo:font-size="12pt" style:font-size-asian="12pt" style:font-name-complex="Times New Roman" style:font-size-complex="12pt"/>
    </style:style>
    <style:style style:name="T72" style:family="text">
      <style:text-properties style:font-name="Times New Roman" fo:font-size="12pt" style:font-size-asian="12pt" style:font-size-complex="12pt"/>
    </style:style>
    <style:style style:name="T73" style:family="text">
      <style:text-properties style:font-name="Times New Roman" fo:font-size="12pt" officeooo:rsid="00174e50" style:font-size-asian="12pt" style:font-size-complex="12pt"/>
    </style:style>
    <style:style style:name="T74" style:family="text">
      <style:text-properties style:font-name="Times New Roman" fo:font-size="12pt" officeooo:rsid="0014f71f" style:font-size-asian="12pt" style:font-size-complex="12pt"/>
    </style:style>
    <style:style style:name="T75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76" style:family="text">
      <style:text-properties style:font-name="Times New Roman" fo:font-size="12pt" fo:letter-spacing="normal" style:font-size-asian="12pt" style:font-name-complex="Times New Roman" style:font-size-complex="12pt"/>
    </style:style>
    <style:style style:name="T77" style:family="text">
      <style:text-properties style:font-name="Times New Roman" officeooo:rsid="000b11cd"/>
    </style:style>
    <style:style style:name="T78" style:family="text">
      <style:text-properties style:font-name="Times New Roman" officeooo:rsid="0034d37b"/>
    </style:style>
    <style:style style:name="T79" style:family="text">
      <style:text-properties style:text-position="sub 58%"/>
    </style:style>
    <style:style style:name="T80" style:family="text">
      <style:text-properties style:text-position="sub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81" style:family="text">
      <style:text-properties style:text-position="sub 58%" style:font-name="Times New Roman" fo:font-size="12pt" fo:letter-spacing="normal" fo:font-style="normal" officeooo:rsid="0023d8b3" style:font-name-asian="Symbol" style:font-size-asian="12pt" style:font-style-asian="normal" style:font-name-complex="Times New Roman" style:font-size-complex="12pt"/>
    </style:style>
    <style:style style:name="T82" style:family="text">
      <style:text-properties style:text-position="sub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83" style:family="text">
      <style:text-properties style:text-position="sub 58%" style:font-name="Times New Roman" fo:font-size="12pt" fo:letter-spacing="normal" fo:font-style="normal" officeooo:rsid="0043a078" style:font-name-asian="Symbol" style:font-size-asian="12pt" style:font-style-asian="normal" style:font-name-complex="Times New Roman" style:font-size-complex="12pt"/>
    </style:style>
    <style:style style:name="T84" style:family="text">
      <style:text-properties style:text-position="sub 58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85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language-asian="ja" style:country-asian="JP" style:font-style-asian="normal" style:font-name-complex="Times New Roman" style:font-size-complex="12pt"/>
    </style:style>
    <style:style style:name="T86" style:family="text">
      <style:text-properties style:text-position="sub 58%" style:font-name="Times New Roman" fo:font-size="12pt" fo:letter-spacing="normal" fo:language="uk" fo:country="UA" fo:font-style="normal" style:font-name-asian="Symbol" style:font-size-asian="12pt" style:font-style-asian="normal" style:font-name-complex="Times New Roman" style:font-size-complex="12pt"/>
    </style:style>
    <style:style style:name="T87" style:family="text">
      <style:text-properties style:text-position="sub 58%" style:font-name="Times New Roman" fo:font-size="12pt" fo:letter-spacing="normal" fo:language="uk" fo:country="UA" fo:font-style="normal" officeooo:rsid="001ace56" style:font-name-asian="Symbol" style:font-size-asian="12pt" style:font-style-asian="normal" style:font-name-complex="Times New Roman" style:font-size-complex="12pt"/>
    </style:style>
    <style:style style:name="T88" style:family="text">
      <style:text-properties style:text-position="sub 58%" style:font-name="Times New Roman" fo:font-size="12pt" fo:letter-spacing="normal" fo:language="uk" fo:country="UA" fo:font-style="normal" officeooo:rsid="000b11cd" style:font-name-asian="Symbol" style:font-size-asian="12pt" style:font-style-asian="normal" style:font-name-complex="Times New Roman" style:font-size-complex="12pt"/>
    </style:style>
    <style:style style:name="T89" style:family="text">
      <style:text-properties style:text-position="sub 58%" fo:font-size="12pt" style:font-size-asian="12pt" style:font-name-complex="Times New Roman" style:font-size-complex="12pt"/>
    </style:style>
    <style:style style:name="T90" style:family="text">
      <style:text-properties style:text-position="sub 58%" fo:font-size="12pt" officeooo:rsid="00120cb5" style:font-size-asian="12pt" style:font-name-complex="Times New Roman" style:font-size-complex="12pt"/>
    </style:style>
    <style:style style:name="T91" style:family="text">
      <style:text-properties style:text-position="sub 58%" fo:font-size="12pt" officeooo:rsid="0019391b" style:font-size-asian="12pt" style:font-name-complex="Times New Roman" style:font-size-complex="12pt"/>
    </style:style>
    <style:style style:name="T92" style:family="text">
      <style:text-properties style:text-position="sub 58%" fo:font-size="12pt" officeooo:rsid="0013c958" style:font-size-asian="12pt" style:font-name-complex="Times New Roman" style:font-size-complex="12pt"/>
    </style:style>
    <style:style style:name="T93" style:family="text">
      <style:text-properties style:text-position="super 58%" style:font-name="Times New Roman" fo:font-size="12pt" fo:letter-spacing="normal" fo:font-style="normal" officeooo:rsid="002216fd" style:font-name-asian="Symbol" style:font-size-asian="12pt" style:font-style-asian="normal" style:font-name-complex="Times New Roman" style:font-size-complex="12pt"/>
    </style:style>
    <style:style style:name="T94" style:family="text">
      <style:text-properties style:text-position="super 58%" style:font-name="Times New Roman" fo:font-size="12pt" fo:letter-spacing="normal" fo:font-style="normal" officeooo:rsid="0035bbe5" style:font-name-asian="Symbol" style:font-size-asian="12pt" style:font-style-asian="normal" style:font-name-complex="Times New Roman" style:font-size-complex="12pt"/>
    </style:style>
    <style:style style:name="T95" style:family="text">
      <style:text-properties style:text-position="super 58%" style:font-name="Times New Roman" fo:font-size="12pt" fo:letter-spacing="normal" fo:font-style="normal" officeooo:rsid="001823a6" style:font-name-asian="Symbol" style:font-size-asian="12pt" style:font-style-asian="normal" style:font-name-complex="Times New Roman" style:font-size-complex="12pt"/>
    </style:style>
    <style:style style:name="T96" style:family="text">
      <style:text-properties style:text-position="super 58%" style:font-name="Times New Roman" fo:font-size="12pt" fo:letter-spacing="normal" fo:font-style="normal" officeooo:rsid="001823a6" style:font-size-asian="12pt" style:font-style-asian="normal" style:font-name-complex="Times New Roman" style:font-size-complex="12pt" style:font-style-complex="normal"/>
    </style:style>
    <style:style style:name="T97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98" style:family="text">
      <style:text-properties style:text-position="super 58%" fo:font-size="12pt" style:font-size-asian="12pt" style:font-name-complex="Times New Roman" style:font-size-complex="12pt"/>
    </style:style>
    <style:style style:name="T99" style:family="text">
      <style:text-properties officeooo:rsid="000f3f0e"/>
    </style:style>
    <style:style style:name="T100" style:family="text">
      <style:text-properties fo:font-size="12pt" style:font-size-asian="12pt" style:font-name-complex="Times New Roman" style:font-size-complex="12pt"/>
    </style:style>
    <style:style style:name="T101" style:family="text">
      <style:text-properties fo:font-size="12pt" officeooo:rsid="0028aedd" style:font-size-asian="12pt" style:font-name-complex="Times New Roman" style:font-size-complex="12pt"/>
    </style:style>
    <style:style style:name="T102" style:family="text">
      <style:text-properties fo:language="uk" fo:country="UA" officeooo:rsid="001823a6"/>
    </style:style>
    <style:style style:name="T103" style:family="text">
      <style:text-properties fo:language="uk" fo:country="UA" fo:font-style="italic" officeooo:rsid="001823a6" style:font-style-asian="italic" style:font-style-complex="italic"/>
    </style:style>
    <style:style style:name="T104" style:family="text">
      <style:text-properties fo:language="uk" fo:country="UA" officeooo:rsid="002bdf2f"/>
    </style:style>
    <style:style style:name="T105" style:family="text">
      <style:text-properties fo:language="uk" fo:country="UA" officeooo:rsid="0028aedd"/>
    </style:style>
    <style:style style:name="T106" style:family="text">
      <style:text-properties officeooo:rsid="0028aedd"/>
    </style:style>
    <style:style style:name="T107" style:family="text">
      <style:text-properties fo:font-variant="normal" fo:text-transform="none" fo:color="#000000" style:text-position="0% 100%" style:font-name="Times New Roman" fo:font-size="12pt" fo:letter-spacing="normal" fo:language="uk" fo:country="UA" fo:font-style="normal" officeooo:rsid="0017c029" fo:background-color="#ffffff" loext:char-shading-value="0" style:font-name-asian="Symbol" style:font-size-asian="12pt" style:language-asian="ja" style:country-asian="JP" style:font-style-asian="normal" style:font-name-complex="Times New Roman" style:font-size-complex="12pt" style:font-style-complex="normal" style:text-scale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7">Варіант №</text:span><text:span text:style-name="T78">182</text:span></text:p>
      <text:p text:style-name="P13"><text:span text:style-name="Основной_20_текст4"><text:span text:style-name="T12">Застереження. </text:span></text:span></text:p>
      <text:p text:style-name="P13"><text:span text:style-name="Основной_20_текст4"><text:span text:style-name="T13">І. </text:span></text:span><text:span text:style-name="Основной_20_текст4"><text:span text:style-name="T12">Кожна задача оцінюється (в сторону збільшення або зменшення оцінки) у відповідності з наступними критеріями: 1) правильність рішення; 2) повнота </text:span></text:span><text:span text:style-name="Основной_20_текст4"><text:span text:style-name="T14">(кожен крок рішення у нетривіальних випадках повинен бути пояснений, </text:span></text:span><text:span text:style-name="Основной_20_текст4"><text:span text:style-name="T15">насамперед – у задачах №6-№</text:span></text:span><text:span text:style-name="Основной_20_текст4"><text:span text:style-name="T42">24</text:span></text:span><text:span text:style-name="Основной_20_текст4"><text:span text:style-name="T14">)</text:span></text:span><text:span text:style-name="Основной_20_текст4"><text:span text:style-name="T12"> і чіткість </text:span></text:span><text:span text:style-name="Основной_20_текст4"><text:span text:style-name="T16">міркувань; 3) оригінальність рішення (</text:span></text:span><text:span text:style-name="Основной_20_текст4"><text:span text:style-name="T17">зокрема,</text:span></text:span><text:span text:style-name="Основной_20_текст4"><text:span text:style-name="T16"> по відношенню до робіт </text:span></text:span><text:span text:style-name="Основной_20_текст4"><text:span text:style-name="T18">своїх колег</text:span></text:span><text:span text:style-name="Основной_20_текст4"><text:span text:style-name="T16">); 4) акуратність роботи </text:span></text:span><text:span text:style-name="Основной_20_текст4"><text:span text:style-name="T14">(</text:span></text:span><text:span text:style-name="Основной_20_текст4"><text:span text:style-name="T16">текст роботи повинен бути придатним для перевірки, тобто написаним достатньо каліграфічним (зрозумілим) почерком </text:span></text:span><text:span text:style-name="Основной_20_текст4"><text:span text:style-name="T14">(якщо писати каліграфічно не можете – пишіть друкованими символами</text:span></text:span><text:span text:style-name="Основной_20_текст4"><text:span text:style-name="T16">), </text:span></text:span><text:span text:style-name="Основной_20_текст4"><text:span text:style-name="T14">без незрозумілих скорочень).</text:span></text:span></text:p>
      <text:p text:style-name="P31"><text:span text:style-name="Основной_20_текст4"><text:span text:style-name="T13">ІІ. МКР триває 1 год. 30 хв. Протягом 5 (п’яти) хвилин після закінчення МКР (або раніше) <text:s/>роботи повинні бути відправлені мені на пошту </text:span></text:span><text:span text:style-name="Основной_20_текст4"><text:span text:style-name="T19">(за запізнення оцінка зменшується у залежності від </text:span></text:span><text:span text:style-name="Основной_20_текст4"><text:span text:style-name="T24">величини </text:span></text:span><text:span text:style-name="Основной_20_текст4"><text:span text:style-name="T19">часу запізнення)</text:span></text:span><text:span text:style-name="Основной_20_текст4"><text:span text:style-name="T13">. </text:span></text:span><text:span text:style-name="Основной_20_текст4"><text:span text:style-name="T19">Аркуші паперу з відповідями повинні бути пронумеровані. На першому аркуші вказується також прізвище, номер групи </text:span></text:span><text:span text:style-name="Основной_20_текст4"><text:span text:style-name="T24">і номер варіанту</text:span></text:span><text:span text:style-name="Основной_20_текст4"><text:span text:style-name="T19">.</text:span></text:span></text:p>
      <text:p text:style-name="P31"><text:span text:style-name="Основной_20_текст4"><text:span text:style-name="T19"/></text:span></text:p>
      <text:p text:style-name="P2"><text:span text:style-name="T70">1. </text:span><text:span text:style-name="Основной_20_текст4"><text:span text:style-name="T1">Побудувати автомат Мілі, еквівалентний заданому автомату Мура:</text:span></text:span></text:p>
      <text:p text:style-name="P2"><text:span text:style-name="Основной_20_текст4"><text:span text:style-name="T1"/></text:span></text:p>
      <table:table table:name="Таблиця3" table:style-name="Таблиця3">
        <table:table-column table:style-name="Таблиця3.A" table:number-columns-repeated="4"/>
        <table:table-column table:style-name="Таблиця3.E"/>
        <table:table-row table:style-name="Таблиця3.1">
          <table:table-cell table:style-name="Таблиця3.A1" office:value-type="string">
            <text:p text:style-name="P34"/>
          </table:table-cell>
          <table:table-cell table:style-name="Таблиця3.A1" office:value-type="string">
            <text:p text:style-name="P35">1</text:p>
          </table:table-cell>
          <table:table-cell table:style-name="Таблиця3.A1" office:value-type="string">
            <text:p text:style-name="P36">2</text:p>
          </table:table-cell>
          <table:table-cell table:style-name="Таблиця3.A1" office:value-type="string">
            <text:p text:style-name="P35">2</text:p>
          </table:table-cell>
          <table:table-cell table:style-name="Таблиця3.E1" office:value-type="string">
            <text:p text:style-name="P36">1</text:p>
          </table:table-cell>
        </table:table-row>
        <table:table-row table:style-name="Таблиця3.1">
          <table:table-cell table:style-name="Таблиця3.A2" office:value-type="string">
            <text:p text:style-name="P37"><text:span text:style-name="T69">δ</text:span>/<text:span text:style-name="T99">μ</text:span></text:p>
          </table:table-cell>
          <table:table-cell table:style-name="Таблиця3.A2" office:value-type="string">
            <text:p text:style-name="P41"><text:span text:style-name="T100">a</text:span><text:span text:style-name="T89">1</text:span></text:p>
          </table:table-cell>
          <table:table-cell table:style-name="Таблиця3.A2" office:value-type="string">
            <text:p text:style-name="P41"><text:span text:style-name="T100">a</text:span><text:span text:style-name="T89">2</text:span></text:p>
          </table:table-cell>
          <table:table-cell table:style-name="Таблиця3.A2" office:value-type="string">
            <text:p text:style-name="P41"><text:span text:style-name="T100">a</text:span><text:span text:style-name="T89">3</text:span></text:p>
          </table:table-cell>
          <table:table-cell table:style-name="Таблиця3.E2" office:value-type="string">
            <text:p text:style-name="P41"><text:span text:style-name="T100">a</text:span><text:span text:style-name="T89">4</text:span></text:p>
          </table:table-cell>
        </table:table-row>
        <table:table-row table:style-name="Таблиця3.1">
          <table:table-cell table:style-name="Таблиця3.A2" office:value-type="string">
            <text:p text:style-name="P41"><text:span text:style-name="T64">x</text:span><text:span text:style-name="T89">1</text:span></text:p>
          </table:table-cell>
          <table:table-cell table:style-name="Таблиця3.A2" office:value-type="string">
            <text:p text:style-name="P41"><text:span text:style-name="T64">a</text:span><text:span text:style-name="T90">2</text:span></text:p>
          </table:table-cell>
          <table:table-cell table:style-name="Таблиця3.A2" office:value-type="string">
            <text:p text:style-name="P41"><text:span text:style-name="T64">a</text:span><text:span text:style-name="T91">4</text:span></text:p>
          </table:table-cell>
          <table:table-cell table:style-name="Таблиця3.A2" office:value-type="string">
            <text:p text:style-name="P41"><text:span text:style-name="T64">a</text:span><text:span text:style-name="T89">4</text:span></text:p>
          </table:table-cell>
          <table:table-cell table:style-name="Таблиця3.E2" office:value-type="string">
            <text:p text:style-name="P41"><text:span text:style-name="T64">a</text:span><text:span text:style-name="T89">3</text:span></text:p>
          </table:table-cell>
        </table:table-row>
        <table:table-row table:style-name="Таблиця3.1">
          <table:table-cell table:style-name="Таблиця3.A2" office:value-type="string">
            <text:p text:style-name="P41"><text:span text:style-name="T64">x</text:span><text:span text:style-name="T89">2</text:span></text:p>
          </table:table-cell>
          <table:table-cell table:style-name="Таблиця3.A2" office:value-type="string">
            <text:p text:style-name="P41"><text:span text:style-name="T64">a</text:span><text:span text:style-name="T89">4</text:span></text:p>
          </table:table-cell>
          <table:table-cell table:style-name="Таблиця3.A2" office:value-type="string">
            <text:p text:style-name="P41"><text:span text:style-name="T64">a</text:span><text:span text:style-name="T91">2</text:span></text:p>
          </table:table-cell>
          <table:table-cell table:style-name="Таблиця3.A2" office:value-type="string">
            <text:p text:style-name="P41"><text:span text:style-name="T64">a</text:span><text:span text:style-name="T89">2</text:span></text:p>
          </table:table-cell>
          <table:table-cell table:style-name="Таблиця3.E2" office:value-type="string">
            <text:p text:style-name="P41"><text:span text:style-name="T64">a</text:span><text:span text:style-name="T89">1</text:span></text:p>
          </table:table-cell>
        </table:table-row>
      </table:table>
      <text:p text:style-name="P5"/>
      <text:p text:style-name="P3"><text:span text:style-name="Основной_20_текст4"><text:span text:style-name="T2">2. </text:span></text:span><text:span text:style-name="Основной_20_текст4"><text:span text:style-name="T56">Побудувати автомат Мура, еквiвалентний заданому автомату Мiлi:</text:span></text:span></text:p>
      <text:p text:style-name="P33"/>
      <table:table table:name="Таблиця25" table:style-name="Таблиця25">
        <table:table-column table:style-name="Таблиця25.A" table:number-columns-repeated="4"/>
        <table:table-row table:style-name="TableLine94281330325008">
          <table:table-cell table:style-name="Таблиця25.A1" office:value-type="string">
            <text:p text:style-name="P28"><text:span text:style-name="Основной_20_текст4"><text:span text:style-name="T56">δ</text:span></text:span></text:p>
          </table:table-cell>
          <table:table-cell table:style-name="Таблиця25.A1" office:value-type="string">
            <text:p text:style-name="P39">1</text:p>
          </table:table-cell>
          <table:table-cell table:style-name="Таблиця25.A1" office:value-type="string">
            <text:p text:style-name="P39">2</text:p>
          </table:table-cell>
          <table:table-cell table:style-name="Таблиця25.D1" office:value-type="string">
            <text:p text:style-name="P39">3</text:p>
          </table:table-cell>
        </table:table-row>
        <table:table-row table:style-name="TableLine94281348556512">
          <table:table-cell table:style-name="Таблиця25.A2" office:value-type="string">
            <text:p text:style-name="P39">х<text:span text:style-name="T79">1</text:span></text:p>
          </table:table-cell>
          <table:table-cell table:style-name="Таблиця25.A2" office:value-type="string">
            <text:p text:style-name="P40">3</text:p>
          </table:table-cell>
          <table:table-cell table:style-name="Таблиця25.A2" office:value-type="string">
            <text:p text:style-name="P40">1</text:p>
          </table:table-cell>
          <table:table-cell table:style-name="Таблиця25.D2" office:value-type="string">
            <text:p text:style-name="P40">2</text:p>
          </table:table-cell>
        </table:table-row>
        <table:table-row table:style-name="TableLine94281335895616">
          <table:table-cell table:style-name="Таблиця25.A2" office:value-type="string">
            <text:p text:style-name="P39">х<text:span text:style-name="T79">2</text:span></text:p>
          </table:table-cell>
          <table:table-cell table:style-name="Таблиця25.A2" office:value-type="string">
            <text:p text:style-name="P40">1</text:p>
          </table:table-cell>
          <table:table-cell table:style-name="Таблиця25.A2" office:value-type="string">
            <text:p text:style-name="P40">3</text:p>
          </table:table-cell>
          <table:table-cell table:style-name="Таблиця25.D2" office:value-type="string">
            <text:p text:style-name="P40">2</text:p>
          </table:table-cell>
        </table:table-row>
      </table:table>
      <text:p text:style-name="P10"/>
      <table:table table:name="Таблиця26" table:style-name="Таблиця26">
        <table:table-column table:style-name="Таблиця26.A" table:number-columns-repeated="4"/>
        <table:table-row table:style-name="TableLine94281319439568">
          <table:table-cell table:style-name="Таблиця26.A1" office:value-type="string">
            <text:p text:style-name="P28"><text:span text:style-name="Основной_20_текст4"><text:span text:style-name="T56">λ</text:span></text:span></text:p>
          </table:table-cell>
          <table:table-cell table:style-name="Таблиця26.A1" office:value-type="string">
            <text:p text:style-name="P39">1</text:p>
          </table:table-cell>
          <table:table-cell table:style-name="Таблиця26.A1" office:value-type="string">
            <text:p text:style-name="P39">2</text:p>
          </table:table-cell>
          <table:table-cell table:style-name="Таблиця26.D1" office:value-type="string">
            <text:p text:style-name="P39">3</text:p>
          </table:table-cell>
        </table:table-row>
        <table:table-row table:style-name="TableLine94281281090976">
          <table:table-cell table:style-name="Таблиця26.A2" office:value-type="string">
            <text:p text:style-name="P39">х<text:span text:style-name="T79">1</text:span></text:p>
          </table:table-cell>
          <table:table-cell table:style-name="Таблиця26.A2" office:value-type="string">
            <text:p text:style-name="P40">1</text:p>
          </table:table-cell>
          <table:table-cell table:style-name="Таблиця26.A2" office:value-type="string">
            <text:p text:style-name="P40">2</text:p>
          </table:table-cell>
          <table:table-cell table:style-name="Таблиця26.D2" office:value-type="string">
            <text:p text:style-name="P40">2</text:p>
          </table:table-cell>
        </table:table-row>
        <table:table-row table:style-name="TableLine94281279386912">
          <table:table-cell table:style-name="Таблиця26.A2" office:value-type="string">
            <text:p text:style-name="P39">х<text:span text:style-name="T79">2</text:span></text:p>
          </table:table-cell>
          <table:table-cell table:style-name="Таблиця26.A2" office:value-type="string">
            <text:p text:style-name="P40">1</text:p>
          </table:table-cell>
          <table:table-cell table:style-name="Таблиця26.A2" office:value-type="string">
            <text:p text:style-name="P40">1</text:p>
          </table:table-cell>
          <table:table-cell table:style-name="Таблиця26.D2" office:value-type="string">
            <text:p text:style-name="P40">2</text:p>
          </table:table-cell>
        </table:table-row>
      </table:table>
      <text:p text:style-name="P3"><text:span text:style-name="Основной_20_текст4"><text:span text:style-name="T57"/></text:span></text:p>
      <text:p text:style-name="P1"><text:span text:style-name="Основной_20_текст4"><text:span text:style-name="T2">3. </text:span></text:span><text:span text:style-name="Основной_20_текст4"><text:span text:style-name="T1">Знайти мінімальний автомат для скінченного автомата А, заданого суміщеною таблицею переходів/виходів:</text:span></text:span></text:p>
      <text:p text:style-name="P2"><text:span text:style-name="Основной_20_текст4"><text:span text:style-name="T1"/></text:span>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A"/>
        <table:table-column table:style-name="Таблиця1.F"/>
        <table:table-column table:style-name="Таблиця1.G"/>
        <table:table-column table:style-name="Таблиця1.F"/>
        <table:table-row table:style-name="Таблиця1.1">
          <table:table-cell table:style-name="Таблиця1.A1" office:value-type="string">
            <text:p text:style-name="P37"><text:span text:style-name="T69">δ</text:span>/<text:span text:style-name="T69">λ</text:span></text:p>
          </table:table-cell>
          <table:table-cell table:style-name="Таблиця1.A1" office:value-type="string">
            <text:p text:style-name="P41"><text:span text:style-name="T100">a</text:span><text:span text:style-name="T89">1</text:span></text:p>
          </table:table-cell>
          <table:table-cell table:style-name="Таблиця1.A1" office:value-type="string">
            <text:p text:style-name="P41"><text:span text:style-name="T100">a</text:span><text:span text:style-name="T89">2</text:span></text:p>
          </table:table-cell>
          <table:table-cell table:style-name="Таблиця1.A1" office:value-type="string">
            <text:p text:style-name="P41"><text:span text:style-name="T100">a</text:span><text:span text:style-name="T92">3</text:span></text:p>
          </table:table-cell>
          <table:table-cell table:style-name="Таблиця1.A1" office:value-type="string">
            <text:p text:style-name="P41"><text:span text:style-name="T100">a</text:span><text:span text:style-name="T89">4</text:span></text:p>
          </table:table-cell>
          <table:table-cell table:style-name="Таблиця1.A1" office:value-type="string">
            <text:p text:style-name="P41"><text:span text:style-name="T100">a</text:span><text:span text:style-name="T89">5</text:span></text:p>
          </table:table-cell>
          <table:table-cell table:style-name="Таблиця1.A1" office:value-type="string">
            <text:p text:style-name="P41"><text:span text:style-name="T100">a</text:span><text:span text:style-name="T89">6</text:span></text:p>
          </table:table-cell>
          <table:table-cell table:style-name="Таблиця1.H1" office:value-type="string">
            <text:p text:style-name="P41"><text:span text:style-name="T100">a</text:span><text:span text:style-name="T89">7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64">x</text:span><text:span text:style-name="T89">1</text:span></text:p>
          </table:table-cell>
          <table:table-cell table:style-name="Таблиця1.A2" office:value-type="string">
            <text:p text:style-name="P41"><text:span text:style-name="T64">a</text:span><text:span text:style-name="T92">6</text:span><text:span text:style-name="T64">/1</text:span></text:p>
          </table:table-cell>
          <table:table-cell table:style-name="Таблиця1.A2" office:value-type="string">
            <text:p text:style-name="P41"><text:span text:style-name="T64">a</text:span><text:span text:style-name="T89">3</text:span><text:span text:style-name="T64">/1</text:span></text:p>
          </table:table-cell>
          <table:table-cell table:style-name="Таблиця1.A2" office:value-type="string">
            <text:p text:style-name="P41"><text:span text:style-name="T64">a</text:span><text:span text:style-name="T89">2</text:span><text:span text:style-name="T64">/1</text:span></text:p>
          </table:table-cell>
          <table:table-cell table:style-name="Таблиця1.A2" office:value-type="string">
            <text:p text:style-name="P41"><text:span text:style-name="T64">a</text:span><text:span text:style-name="T89">3</text:span><text:span text:style-name="T64">/1</text:span></text:p>
          </table:table-cell>
          <table:table-cell table:style-name="Таблиця1.A2" office:value-type="string">
            <text:p text:style-name="P41"><text:span text:style-name="T64">a</text:span><text:span text:style-name="T89">3</text:span><text:span text:style-name="T64">/1</text:span></text:p>
          </table:table-cell>
          <table:table-cell table:style-name="Таблиця1.A2" office:value-type="string">
            <text:p text:style-name="P41"><text:span text:style-name="T64">a</text:span><text:span text:style-name="T89">4</text:span><text:span text:style-name="T64">/1</text:span></text:p>
          </table:table-cell>
          <table:table-cell table:style-name="Таблиця1.H2" office:value-type="string">
            <text:p text:style-name="P41"><text:span text:style-name="T64">a</text:span><text:span text:style-name="T89">3</text:span><text:span text:style-name="T64">/1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64">x</text:span><text:span text:style-name="T89">2</text:span></text:p>
          </table:table-cell>
          <table:table-cell table:style-name="Таблиця1.A2" office:value-type="string">
            <text:p text:style-name="P41"><text:span text:style-name="T64">a</text:span><text:span text:style-name="T92">3</text:span><text:span text:style-name="T64">/2</text:span></text:p>
          </table:table-cell>
          <table:table-cell table:style-name="Таблиця1.A2" office:value-type="string">
            <text:p text:style-name="P41"><text:span text:style-name="T64">a</text:span><text:span text:style-name="T89">5</text:span><text:span text:style-name="T64">/2</text:span></text:p>
          </table:table-cell>
          <table:table-cell table:style-name="Таблиця1.A2" office:value-type="string">
            <text:p text:style-name="P41"><text:span text:style-name="T64">a</text:span><text:span text:style-name="T89">1</text:span><text:span text:style-name="T64">/2</text:span></text:p>
          </table:table-cell>
          <table:table-cell table:style-name="Таблиця1.A2" office:value-type="string">
            <text:p text:style-name="P41"><text:span text:style-name="T64">a</text:span><text:span text:style-name="T89">7</text:span><text:span text:style-name="T64">/2</text:span></text:p>
          </table:table-cell>
          <table:table-cell table:style-name="Таблиця1.A2" office:value-type="string">
            <text:p text:style-name="P41"><text:span text:style-name="T64">a</text:span><text:span text:style-name="T89">4</text:span><text:span text:style-name="T64">/2</text:span></text:p>
          </table:table-cell>
          <table:table-cell table:style-name="Таблиця1.A2" office:value-type="string">
            <text:p text:style-name="P41"><text:span text:style-name="T64">a</text:span><text:span text:style-name="T89">6</text:span><text:span text:style-name="T64">/2</text:span></text:p>
          </table:table-cell>
          <table:table-cell table:style-name="Таблиця1.H2" office:value-type="string">
            <text:p text:style-name="P41"><text:span text:style-name="T64">a</text:span><text:span text:style-name="T89">2</text:span><text:span text:style-name="T64">/2</text:span></text:p>
          </table:table-cell>
        </table:table-row>
        <table:table-row table:style-name="Таблиця1.1">
          <table:table-cell table:style-name="Таблиця1.A2" office:value-type="string">
            <text:p text:style-name="P41"><text:span text:style-name="T64">x</text:span><text:span text:style-name="T89">3</text:span></text:p>
          </table:table-cell>
          <table:table-cell table:style-name="Таблиця1.A2" office:value-type="string">
            <text:p text:style-name="P41"><text:span text:style-name="T64">a</text:span><text:span text:style-name="T92">3</text:span><text:span text:style-name="T64">/</text:span><text:span text:style-name="T65">1</text:span></text:p>
          </table:table-cell>
          <table:table-cell table:style-name="Таблиця1.A2" office:value-type="string">
            <text:p text:style-name="P41"><text:span text:style-name="T64">a</text:span><text:span text:style-name="T89">4</text:span><text:span text:style-name="T64">/1</text:span></text:p>
          </table:table-cell>
          <table:table-cell table:style-name="Таблиця1.A2" office:value-type="string">
            <text:p text:style-name="P41"><text:span text:style-name="T64">a</text:span><text:span text:style-name="T89">7</text:span><text:span text:style-name="T64">/2</text:span></text:p>
          </table:table-cell>
          <table:table-cell table:style-name="Таблиця1.A2" office:value-type="string">
            <text:p text:style-name="P41"><text:span text:style-name="T64">a</text:span><text:span text:style-name="T89">2</text:span><text:span text:style-name="T64">/1</text:span></text:p>
          </table:table-cell>
          <table:table-cell table:style-name="Таблиця1.A2" office:value-type="string">
            <text:p text:style-name="P41"><text:span text:style-name="T64">a</text:span><text:span text:style-name="T89">5</text:span><text:span text:style-name="T64">/1</text:span></text:p>
          </table:table-cell>
          <table:table-cell table:style-name="Таблиця1.A2" office:value-type="string">
            <text:p text:style-name="P41"><text:span text:style-name="T64">a</text:span><text:span text:style-name="T89">5</text:span><text:span text:style-name="T64">/2</text:span></text:p>
          </table:table-cell>
          <table:table-cell table:style-name="Таблиця1.H2" office:value-type="string">
            <text:p text:style-name="P41"><text:span text:style-name="T64">a</text:span><text:span text:style-name="T89">4</text:span><text:span text:style-name="T64">/1</text:span></text:p>
          </table:table-cell>
        </table:table-row>
      </table:table>
      <text:p text:style-name="P30"/>
      <text:p text:style-name="P18"><text:span text:style-name="Основной_20_текст4"><text:span text:style-name="T3">4. </text:span></text:span><text:span text:style-name="Основной_20_текст4"><text:span text:style-name="T63">Перевiрити невiдрiзнюванiсть (еквiвалентнiсть) двох заданих сумiщеними таблицями переходiв/виходiв скiнченних автоматiв A</text:span></text:span><text:span text:style-name="Основной_20_текст4"><text:span text:style-name="T85">1</text:span></text:span><text:span text:style-name="Основной_20_текст4"><text:span text:style-name="T63"> i A</text:span></text:span><text:span text:style-name="Основной_20_текст4"><text:span text:style-name="T85">2</text:span></text:span><text:span text:style-name="Основной_20_текст4"><text:span text:style-name="T63">.</text:span></text:span></text:p>
      <text:p text:style-name="P26"><text:span text:style-name="Основной_20_текст4"><text:span text:style-name="T62"/></text:span></text:p>
      <text:p text:style-name="P26"><text:span text:style-name="Основной_20_текст4"><text:span text:style-name="T56">A</text:span></text:span><text:span text:style-name="Основной_20_текст4"><text:span text:style-name="T86">1</text:span></text:span><text:span text:style-name="Основной_20_текст4"><text:span text:style-name="T56">:</text:span></text:span></text:p>
      <text:p text:style-name="P26"><text:span text:style-name="Основной_20_текст4"><text:span text:style-name="T56"/></text:span></text:p>
      <table:table table:name="Таблиця8" table:style-name="Таблиця8">
        <table:table-column table:style-name="Таблиця8.A" table:number-columns-repeated="9"/>
        <table:table-column table:style-name="Таблиця8.J"/>
        <table:table-row table:style-name="TableLine94281336313392">
          <table:table-cell table:style-name="Таблиця8.A1" office:value-type="string">
            <text:p text:style-name="P27"><text:span text:style-name="Основной_20_текст4"><text:span text:style-name="T56">δ</text:span></text:span><text:span text:style-name="Основной_20_текст4"><text:span text:style-name="T86">1</text:span></text:span><text:span text:style-name="Основной_20_текст4"><text:span text:style-name="T56">/λ</text:span></text:span><text:span text:style-name="Основной_20_текст4"><text:span text:style-name="T86">1</text:span></text:span></text:p>
          </table:table-cell>
          <table:table-cell table:style-name="Таблиця8.A1" office:value-type="string">
            <text:p text:style-name="P38">1</text:p>
          </table:table-cell>
          <table:table-cell table:style-name="Таблиця8.A1" office:value-type="string">
            <text:p text:style-name="P38">2</text:p>
          </table:table-cell>
          <table:table-cell table:style-name="Таблиця8.A1" office:value-type="string">
            <text:p text:style-name="P38">3</text:p>
          </table:table-cell>
          <table:table-cell table:style-name="Таблиця8.A1" office:value-type="string">
            <text:p text:style-name="P38">4</text:p>
          </table:table-cell>
          <table:table-cell table:style-name="Таблиця8.A1" office:value-type="string">
            <text:p text:style-name="P38">5</text:p>
          </table:table-cell>
          <table:table-cell table:style-name="Таблиця8.A1" office:value-type="string">
            <text:p text:style-name="P38">6</text:p>
          </table:table-cell>
          <table:table-cell table:style-name="Таблиця8.A1" office:value-type="string">
            <text:p text:style-name="P38">7</text:p>
          </table:table-cell>
          <table:table-cell table:style-name="Таблиця8.A1" office:value-type="string">
            <text:p text:style-name="P38">8</text:p>
          </table:table-cell>
          <table:table-cell table:style-name="Таблиця8.J1" office:value-type="string">
            <text:p text:style-name="P38">9</text:p>
          </table:table-cell>
        </table:table-row>
        <text:soft-page-break/>
        <table:table-row table:style-name="TableLine94281294787408">
          <table:table-cell table:style-name="Таблиця8.A2" office:value-type="string">
            <text:p text:style-name="P38">х<text:span text:style-name="T79">1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6/1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6/2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1/2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5/2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6/1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6/2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8/2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6/1</text:span></text:span></text:p>
          </table:table-cell>
          <table:table-cell table:style-name="Таблиця8.J2" office:value-type="string">
            <text:p text:style-name="P27"><text:span text:style-name="Основной_20_текст4"><text:span text:style-name="T56">6/2</text:span></text:span></text:p>
          </table:table-cell>
        </table:table-row>
        <table:table-row table:style-name="TableLine94281278750432">
          <table:table-cell table:style-name="Таблиця8.A2" office:value-type="string">
            <text:p text:style-name="P38">х<text:span text:style-name="T79">2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3/1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7/1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3/2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3/2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7/1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7/2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7/2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4/1</text:span></text:span></text:p>
          </table:table-cell>
          <table:table-cell table:style-name="Таблиця8.J2" office:value-type="string">
            <text:p text:style-name="P27"><text:span text:style-name="Основной_20_текст4"><text:span text:style-name="T56">4/1</text:span></text:span></text:p>
          </table:table-cell>
        </table:table-row>
        <table:table-row table:style-name="TableLine94281336295728">
          <table:table-cell table:style-name="Таблиця8.A2" office:value-type="string">
            <text:p text:style-name="P38">х<text:span text:style-name="T79">3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6/2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3/2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9/1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2/1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6/2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6/1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2/1</text:span></text:span></text:p>
          </table:table-cell>
          <table:table-cell table:style-name="Таблиця8.A2" office:value-type="string">
            <text:p text:style-name="P27"><text:span text:style-name="Основной_20_текст4"><text:span text:style-name="T56">6/2</text:span></text:span></text:p>
          </table:table-cell>
          <table:table-cell table:style-name="Таблиця8.J2" office:value-type="string">
            <text:p text:style-name="P27"><text:span text:style-name="Основной_20_текст4"><text:span text:style-name="T56">4/2</text:span></text:span></text:p>
          </table:table-cell>
        </table:table-row>
      </table:table>
      <text:p text:style-name="P26"><text:span text:style-name="Основной_20_текст4"><text:span text:style-name="T56"/></text:span></text:p>
      <text:p text:style-name="P26"><text:span text:style-name="Основной_20_текст4"><text:span text:style-name="T56">A</text:span></text:span><text:span text:style-name="Основной_20_текст4"><text:span text:style-name="T86">2</text:span></text:span><text:span text:style-name="Основной_20_текст4"><text:span text:style-name="T56">:</text:span></text:span></text:p>
      <text:p text:style-name="P26"><text:span text:style-name="Основной_20_текст4"><text:span text:style-name="T56"/></text:span></text:p>
      <table:table table:name="Таблиця11" table:style-name="Таблиця11">
        <table:table-column table:style-name="Таблиця11.A"/>
        <table:table-column table:style-name="Таблиця11.B" table:number-columns-repeated="4"/>
        <table:table-column table:style-name="Таблиця11.A"/>
        <table:table-column table:style-name="Таблиця11.B"/>
        <table:table-column table:style-name="Таблиця11.H"/>
        <table:table-row table:style-name="TableLine94281352672096">
          <table:table-cell table:style-name="Таблиця11.A1" office:value-type="string">
            <text:p text:style-name="P27"><text:span text:style-name="Основной_20_текст4"><text:span text:style-name="T56">δ</text:span></text:span><text:span text:style-name="Основной_20_текст4"><text:span text:style-name="T87">2</text:span></text:span><text:span text:style-name="Основной_20_текст4"><text:span text:style-name="T56">/λ</text:span></text:span><text:span text:style-name="Основной_20_текст4"><text:span text:style-name="T87">2</text:span></text:span></text:p>
          </table:table-cell>
          <table:table-cell table:style-name="Таблиця11.A1" office:value-type="string">
            <text:p text:style-name="P38">1</text:p>
          </table:table-cell>
          <table:table-cell table:style-name="Таблиця11.A1" office:value-type="string">
            <text:p text:style-name="P38">2</text:p>
          </table:table-cell>
          <table:table-cell table:style-name="Таблиця11.A1" office:value-type="string">
            <text:p text:style-name="P38">3</text:p>
          </table:table-cell>
          <table:table-cell table:style-name="Таблиця11.A1" office:value-type="string">
            <text:p text:style-name="P38">4</text:p>
          </table:table-cell>
          <table:table-cell table:style-name="Таблиця11.A1" office:value-type="string">
            <text:p text:style-name="P38">5</text:p>
          </table:table-cell>
          <table:table-cell table:style-name="Таблиця11.A1" office:value-type="string">
            <text:p text:style-name="P38">6</text:p>
          </table:table-cell>
          <table:table-cell table:style-name="Таблиця11.H1" office:value-type="string">
            <text:p text:style-name="P38">7</text:p>
          </table:table-cell>
        </table:table-row>
        <table:table-row table:style-name="TableLine94281330288736">
          <table:table-cell table:style-name="Таблиця11.A2" office:value-type="string">
            <text:p text:style-name="P38">х<text:span text:style-name="T79">1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6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6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4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6/1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4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6/2</text:span></text:span></text:p>
          </table:table-cell>
          <table:table-cell table:style-name="Таблиця11.H2" office:value-type="string">
            <text:p text:style-name="P29"><text:span text:style-name="Основной_20_текст4"><text:span text:style-name="T56">4/2</text:span></text:span></text:p>
          </table:table-cell>
        </table:table-row>
        <table:table-row table:style-name="TableLine94281225563648">
          <table:table-cell table:style-name="Таблиця11.A2" office:value-type="string">
            <text:p text:style-name="P38">х<text:span text:style-name="T79">2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7/1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5/1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7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7/1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5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5/2</text:span></text:span></text:p>
          </table:table-cell>
          <table:table-cell table:style-name="Таблиця11.H2" office:value-type="string">
            <text:p text:style-name="P29"><text:span text:style-name="Основной_20_текст4"><text:span text:style-name="T56">3/2</text:span></text:span></text:p>
          </table:table-cell>
        </table:table-row>
        <table:table-row table:style-name="TableLine94281335866048">
          <table:table-cell table:style-name="Таблиця11.A2" office:value-type="string">
            <text:p text:style-name="P38">х<text:span text:style-name="T79">3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5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3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2/1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6/2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1/1</text:span></text:span></text:p>
          </table:table-cell>
          <table:table-cell table:style-name="Таблиця11.A2" office:value-type="string">
            <text:p text:style-name="P29"><text:span text:style-name="Основной_20_текст4"><text:span text:style-name="T56">6/1</text:span></text:span></text:p>
          </table:table-cell>
          <table:table-cell table:style-name="Таблиця11.H2" office:value-type="string">
            <text:p text:style-name="P29"><text:span text:style-name="Основной_20_текст4"><text:span text:style-name="T56">2/1</text:span></text:span></text:p>
          </table:table-cell>
        </table:table-row>
      </table:table>
      <text:p text:style-name="P26"><text:span text:style-name="Основной_20_текст4"><text:span text:style-name="T56"/></text:span></text:p>
      <text:p text:style-name="P18"><text:span text:style-name="Основной_20_текст4"><text:span text:style-name="T60">5. </text:span></text:span><text:span text:style-name="Основной_20_текст4"><text:span text:style-name="T57">Довести, що iзоморфнi автомати є невiдрiзнюваними (еквiвалентними) мiж собою.</text:span></text:span></text:p>
      <text:p text:style-name="P18"><text:span text:style-name="Основной_20_текст4"><text:span text:style-name="T57"/></text:span></text:p>
      <text:p text:style-name="P12"><text:span text:style-name="Основной_20_текст4"><text:span text:style-name="T4">6. </text:span></text:span><text:span text:style-name="Основной_20_текст4"><text:span text:style-name="T6">Нехай Х</text:span></text:span><text:span text:style-name="Основной_20_текст4"><text:span text:style-name="T94">*</text:span></text:span><text:span text:style-name="Основной_20_текст4"><text:span text:style-name="T6"> </text:span></text:span><text:span text:style-name="Основной_20_текст4"><text:span text:style-name="T4">– </text:span></text:span><text:span text:style-name="Основной_20_текст4"><text:span text:style-name="T7">множина всіх слів </text:span></text:span><text:span text:style-name="Основной_20_текст4"><text:span text:style-name="T8">у</text:span></text:span><text:span text:style-name="Основной_20_текст4"><text:span text:style-name="T7"> алфавіті Х. </text:span></text:span><text:span text:style-name="Основной_20_текст4"><text:span text:style-name="T4">Побудувати граф та таблиці переходів і виходів автомата А: {x</text:span></text:span><text:span text:style-name="Основной_20_текст4"><text:span text:style-name="T80">1</text:span></text:span><text:span text:style-name="Основной_20_текст4"><text:span text:style-name="T4">, x</text:span></text:span><text:span text:style-name="Основной_20_текст4"><text:span text:style-name="T80">2</text:span></text:span><text:span text:style-name="Основной_20_текст4"><text:span text:style-name="T4">, x</text:span></text:span><text:span text:style-name="Основной_20_текст4"><text:span text:style-name="T80">3</text:span></text:span><text:span text:style-name="Основной_20_текст4"><text:span text:style-name="T4">, x</text:span></text:span><text:span text:style-name="Основной_20_текст4"><text:span text:style-name="T80">4</text:span></text:span><text:span text:style-name="Основной_20_текст4"><text:span text:style-name="T4">}</text:span></text:span><text:span text:style-name="Основной_20_текст4"><text:span text:style-name="T93">*</text:span></text:span><text:span text:style-name="Основной_20_текст4"><text:span text:style-name="T66">→</text:span></text:span><text:span text:style-name="Основной_20_текст4"><text:span text:style-name="T4">{0, 1}</text:span></text:span><text:span text:style-name="Основной_20_текст4"><text:span text:style-name="T93">*</text:span></text:span><text:span text:style-name="Основной_20_текст4"><text:span text:style-name="T4">, що перевіряє відповідність лівих і правих дужок у вхідному слові, яке задає певний алгебраїчний вираз. На виході автомата А з'являється символ 1 лише тоді, коли має місце названа відповідність і 0 - в іншому випадку. Найбільша дозволена вкладеність дужок – 3. Вхідні символи автомата: x</text:span></text:span><text:span text:style-name="Основной_20_текст4"><text:span text:style-name="T80">1</text:span></text:span><text:span text:style-name="Основной_20_текст4"><text:span text:style-name="T4"> – ліва дужка, x</text:span></text:span><text:span text:style-name="Основной_20_текст4"><text:span text:style-name="T81">2</text:span></text:span><text:span text:style-name="Основной_20_текст4"><text:span text:style-name="T4"> – символ, що позначає кінець виразу, x</text:span></text:span><text:span text:style-name="Основной_20_текст4"><text:span text:style-name="T81">3</text:span></text:span><text:span text:style-name="Основной_20_текст4"><text:span text:style-name="T4"> – права дужка, x</text:span></text:span><text:span text:style-name="Основной_20_текст4"><text:span text:style-name="T81">4</text:span></text:span><text:span text:style-name="Основной_20_текст4"><text:span text:style-name="T4"> – будь-який символ, крім лівої і правої дужок та кінця виразу.</text:span></text:span></text:p>
      <text:p text:style-name="P11"><text:span text:style-name="Основной_20_текст4"><text:span text:style-name="T4"/></text:span></text:p>
      <text:p text:style-name="P14"><text:span text:style-name="Основной_20_текст4"><text:span text:style-name="T5">7. </text:span></text:span><text:span text:style-name="Основной_20_текст4"><text:span text:style-name="T25">Написати регулярний вираз, що задає подію </text:span></text:span><text:span text:style-name="Основной_20_текст4"><text:span text:style-name="T26">Р</text:span></text:span><text:span text:style-name="Основной_20_текст4"><text:span text:style-name="T67">∩</text:span></text:span><text:span text:style-name="Основной_20_текст4"><text:span text:style-name="T25">Q в алфавіті Х={0, 1}, де Р – подія, що складається лише з таких слів в алфавіті Х, як</text:span></text:span><text:span text:style-name="Основной_20_текст4"><text:span text:style-name="T27">і</text:span></text:span><text:span text:style-name="Основной_20_текст4"><text:span text:style-name="T25"> </text:span></text:span><text:span text:style-name="Основной_20_текст4"><text:span text:style-name="T28">не </text:span></text:span><text:span text:style-name="Основной_20_текст4"><text:span text:style-name="T29">містять</text:span></text:span><text:span text:style-name="Основной_20_текст4"><text:span text:style-name="T30"> </text:span></text:span><text:span text:style-name="Основной_20_текст4"><text:span text:style-name="T28">підслова</text:span></text:span><text:span text:style-name="Основной_20_текст4"><text:span text:style-name="T30"> </text:span></text:span><text:span text:style-name="Основной_20_текст4"><text:span text:style-name="T28">1</text:span></text:span><text:span text:style-name="Основной_20_текст4"><text:span text:style-name="T30">11</text:span></text:span><text:span text:style-name="Основной_20_текст4"><text:span text:style-name="T25">, а Q – </text:span></text:span><text:span text:style-name="Основной_20_текст4"><text:span text:style-name="T31">це множина всіх слів у</text:span></text:span><text:span text:style-name="Основной_20_текст4"><text:span text:style-name="T25"> алфавіті Х, </text:span></text:span><text:span text:style-name="Основной_20_текст4"><text:span text:style-name="T31">які починаються з </text:span></text:span><text:span text:style-name="Основной_20_текст4"><text:span text:style-name="T29">1</text:span></text:span><text:span text:style-name="Основной_20_текст4"><text:span text:style-name="T31">.</text:span></text:span></text:p>
      <text:p text:style-name="P14"><text:span text:style-name="Основной_20_текст4"><text:span text:style-name="T5"/></text:span></text:p>
      <text:p text:style-name="P15"><text:span text:style-name="Основной_20_текст4"><text:span text:style-name="T33">8</text:span></text:span><text:span text:style-name="Основной_20_текст4"><text:span text:style-name="T26">. Сформулювати алгоритм (послідовність кроків) синтезу скінченного автомату, що зображує подію Р</text:span></text:span><text:span text:style-name="Основной_20_текст4"><text:span text:style-name="T83">1</text:span></text:span><text:span text:style-name="Основной_20_текст4"><text:span text:style-name="T67">∩</text:span></text:span><text:span text:style-name="Основной_20_текст4"><text:span text:style-name="T26">Р</text:span></text:span><text:span text:style-name="Основной_20_текст4"><text:span text:style-name="T83">2</text:span></text:span><text:span text:style-name="Основной_20_текст4"><text:span text:style-name="T26">, де події Р</text:span></text:span><text:span text:style-name="Основной_20_текст4"><text:span text:style-name="T83">1 </text:span></text:span><text:span text:style-name="Основной_20_текст4"><text:span text:style-name="T26">і Р</text:span></text:span><text:span text:style-name="Основной_20_текст4"><text:span text:style-name="T83">2</text:span></text:span><text:span text:style-name="Основной_20_текст4"><text:span text:style-name="T26"> задані регулярними виразами r</text:span></text:span><text:span text:style-name="Основной_20_текст4"><text:span text:style-name="T83">1</text:span></text:span><text:span text:style-name="Основной_20_текст4"><text:span text:style-name="T26"> і r</text:span></text:span><text:span text:style-name="Основной_20_текст4"><text:span text:style-name="T83">2</text:span></text:span><text:span text:style-name="Основной_20_текст4"><text:span text:style-name="T26"> відповідно.</text:span></text:span></text:p>
      <text:p text:style-name="P15"><text:span text:style-name="Основной_20_текст4"><text:span text:style-name="T5"/></text:span></text:p>
      <text:p text:style-name="P19"><text:span text:style-name="T106">9</text:span>. <text:span text:style-name="T102">Нехай подія P зображувана в скінченному автоматі A та </text:span><text:span text:style-name="T103">e</text:span><text:span text:style-name="T102">∉P </text:span><text:span text:style-name="Основной_20_текст_20__28_3_29__20__2b__20_Интервал_20_1_20_pt"><text:span text:style-name="T46">(</text:span></text:span><text:span text:style-name="Основной_20_текст_20__28_3_29__20__2b__20_Интервал_20_1_20_pt"><text:span text:style-name="T50">е </text:span></text:span><text:span text:style-name="Основной_20_текст4"><text:span text:style-name="T4">–</text:span></text:span><text:span text:style-name="Основной_20_текст4"><text:span text:style-name="T10"> </text:span></text:span><text:span text:style-name="Основной_20_текст4"><text:span text:style-name="T8">порожнє </text:span></text:span><text:span text:style-name="Основной_20_текст4"><text:span text:style-name="T10">слово</text:span></text:span><text:span text:style-name="Основной_20_текст_20__28_3_29__20__2b__20_Интервал_20_1_20_pt"><text:span text:style-name="T46">)</text:span></text:span><text:span text:style-name="T102">. Як побудувати новий скінченний автомат A′, що зображує подію P ∪ {</text:span><text:span text:style-name="T103">e</text:span><text:span text:style-name="T102">}?</text:span></text:p>
      <text:p text:style-name="P24"/>
      <text:p text:style-name="P6"><text:span text:style-name="T101">10</text:span><text:span text:style-name="T100">. Нехай для непорожньої події P виконується рівність P</text:span><text:span text:style-name="T98">2</text:span><text:span text:style-name="T100">=P. Довести, що:</text:span></text:p>
      <text:p text:style-name="P4"><text:span text:style-name="T71">(а) </text:span><text:span text:style-name="T75">e</text:span><text:span text:style-name="T71">∈P </text:span><text:span text:style-name="Основной_20_текст_20__28_3_29__20__2b__20_Интервал_20_1_20_pt"><text:span text:style-name="T46">(</text:span></text:span><text:span text:style-name="Основной_20_текст_20__28_3_29__20__2b__20_Интервал_20_1_20_pt"><text:span text:style-name="T50">е </text:span></text:span><text:span text:style-name="Основной_20_текст4"><text:span text:style-name="T4">–</text:span></text:span><text:span text:style-name="Основной_20_текст4"><text:span text:style-name="T10"> </text:span></text:span><text:span text:style-name="Основной_20_текст4"><text:span text:style-name="T8">порожнє </text:span></text:span><text:span text:style-name="Основной_20_текст4"><text:span text:style-name="T10">слово</text:span></text:span><text:span text:style-name="Основной_20_текст_20__28_3_29__20__2b__20_Интервал_20_1_20_pt"><text:span text:style-name="T46">)</text:span></text:span><text:span text:style-name="T71">; (б) P</text:span><text:span text:style-name="T97">*</text:span><text:span text:style-name="T71">=P.</text:span></text:p>
      <text:p text:style-name="P7"/>
      <text:p text:style-name="P19"><text:span text:style-name="T104">1</text:span><text:span text:style-name="T105">1</text:span><text:span text:style-name="T102">. </text:span><text:span text:style-name="Основной_20_текст4"><text:span text:style-name="T32">Нехай Р – нерегулярна подія, R – скінченна подія. Довести, що подія S – нерегулярна:</text:span></text:span></text:p>
      <text:p text:style-name="P19"><text:span text:style-name="Основной_20_текст4"><text:span text:style-name="T32">а) S=P</text:span></text:span><text:span text:style-name="Основной_20_текст4"><text:span text:style-name="T48">∪</text:span></text:span><text:span text:style-name="Основной_20_текст4"><text:span text:style-name="T32">R, б) S=P\R.</text:span></text:span></text:p>
      <text:p text:style-name="P15"><text:span text:style-name="Основной_20_текст4"><text:span text:style-name="T76"/></text:span></text:p>
      <text:p text:style-name="P42"><text:span text:style-name="Основной_20_текст4"><text:span text:style-name="T9">1</text:span></text:span><text:span text:style-name="Основной_20_текст4"><text:span text:style-name="T34">2</text:span></text:span><text:span text:style-name="Основной_20_текст4"><text:span text:style-name="T9">. </text:span></text:span><text:span text:style-name="Основной_20_текст4"><text:span text:style-name="T57">Побудувати (синтезувати) автомат-перетворювач Мура A = (X, Y, U, δ, µ) для X = Y = {0, 1}, що реалiзує таке автоматне вiдображення </text:span></text:span><text:span text:style-name="Основной_20_текст4"><text:span text:style-name="T68">φ</text:span></text:span><text:span text:style-name="Основной_20_текст4"><text:span text:style-name="T88">A</text:span></text:span><text:span text:style-name="Основной_20_текст4"><text:span text:style-name="T57">(x</text:span></text:span><text:span text:style-name="Основной_20_текст4"><text:span text:style-name="T88">i1</text:span></text:span><text:span text:style-name="Основной_20_текст4"><text:span text:style-name="T57">x</text:span></text:span><text:span text:style-name="Основной_20_текст4"><text:span text:style-name="T88">i2</text:span></text:span><text:span text:style-name="Основной_20_текст4"><text:span text:style-name="T57"> ... x</text:span></text:span><text:span text:style-name="Основной_20_текст4"><text:span text:style-name="T88">ik</text:span></text:span><text:span text:style-name="Основной_20_текст4"><text:span text:style-name="T57">) = y</text:span></text:span><text:span text:style-name="Основной_20_текст4"><text:span text:style-name="T88">i1</text:span></text:span><text:span text:style-name="Основной_20_текст4"><text:span text:style-name="T57">y</text:span></text:span><text:span text:style-name="Основной_20_текст4"><text:span text:style-name="T88">i2</text:span></text:span><text:span text:style-name="Основной_20_текст4"><text:span text:style-name="T57"> ... y</text:span></text:span><text:span text:style-name="Основной_20_текст4"><text:span text:style-name="T88">ik</text:span></text:span><text:span text:style-name="Основной_20_текст4"><text:span text:style-name="T57">:</text:span></text:span></text:p>
      <text:p text:style-name="P42"><text:span text:style-name="Основной_20_текст4"><text:span text:style-name="T57">y(0) = y(1) = 1, y(t + 2) = x(t).</text:span></text:span></text:p>
      <text:p text:style-name="P15"><text:span text:style-name="Основной_20_текст4"><text:span text:style-name="T9"/></text:span></text:p>
      <text:p text:style-name="P16"><text:span text:style-name="Основной_20_текст4"><text:span text:style-name="T9">1</text:span></text:span><text:span text:style-name="Основной_20_текст4"><text:span text:style-name="T34">3</text:span></text:span><text:span text:style-name="Основной_20_текст4"><text:span text:style-name="T9">. </text:span></text:span><text:span text:style-name="Основной_20_текст4"><text:span text:style-name="T38">Навести приклад таких подій P і Q, що:</text:span></text:span></text:p>
      <text:p text:style-name="P16"><text:span text:style-name="Основной_20_текст4"><text:span text:style-name="T38">(а) P ⊂ Q, однак P* = Q*; (б) P* = Q*, однак P⊄Q (символ ⊄ позначає, що не виконується жодне зі співвідношень ⊃ , ⊇ , ⊂ , ⊆ , =).</text:span></text:span></text:p>
      <text:p text:style-name="P15"><text:span text:style-name="Основной_20_текст4"><text:span text:style-name="T9"/></text:span></text:p>
      <text:p text:style-name="P15"><text:span text:style-name="Основной_20_текст4"><text:span text:style-name="T22">1</text:span></text:span><text:span text:style-name="Основной_20_текст4"><text:span text:style-name="T34">4</text:span></text:span><text:span text:style-name="Основной_20_текст4"><text:span text:style-name="T22">. Назвіть критерії оцінки оптимальності (мінімальності) регулярних виразів. </text:span></text:span><text:span text:style-name="Основной_20_текст4"><text:span text:style-name="T23">Чи існує </text:span></text:span><text:span text:style-name="Основной_20_текст4"><text:span text:style-name="T22">в алгебрі регулярних подій </text:span></text:span><text:span text:style-name="Основной_20_текст4"><text:span text:style-name="T23">алгоритм пошуку </text:span></text:span><text:span text:style-name="Основной_20_текст4"><text:span text:style-name="T22">оптимально</text:span></text:span><text:span text:style-name="Основной_20_текст4"><text:span text:style-name="T23">го</text:span></text:span><text:span text:style-name="Основной_20_текст4"><text:span text:style-name="T22"> (мінімально</text:span></text:span><text:span text:style-name="Основной_20_текст4"><text:span text:style-name="T23">го</text:span></text:span><text:span text:style-name="Основной_20_текст4"><text:span text:style-name="T22">) регулярн</text:span></text:span><text:span text:style-name="Основной_20_текст4"><text:span text:style-name="T23">ого</text:span></text:span><text:span text:style-name="Основной_20_текст4"><text:span text:style-name="T22"> вираз</text:span></text:span><text:span text:style-name="Основной_20_текст4"><text:span text:style-name="T23">у, рівносильного </text:span></text:span><text:span text:style-name="Основной_20_текст4"><text:span text:style-name="T22">(еквівалентно</text:span></text:span><text:span text:style-name="Основной_20_текст4"><text:span text:style-name="T23">го</text:span></text:span><text:span text:style-name="Основной_20_текст4"><text:span text:style-name="T22">)</text:span></text:span><text:span text:style-name="Основной_20_текст4"><text:span text:style-name="T23"> даному? Відповідь обґрунтувати.</text:span></text:span></text:p>
      <text:p text:style-name="P20"><text:span text:style-name="Основной_20_текст4"><text:span text:style-name="T26"/></text:span></text:p>
      <text:p text:style-name="P20"><text:soft-page-break/><text:span text:style-name="Основной_20_текст4"><text:span text:style-name="T22">1</text:span></text:span><text:span text:style-name="Основной_20_текст4"><text:span text:style-name="T34">5</text:span></text:span><text:span text:style-name="Основной_20_текст4"><text:span text:style-name="T22">. Сформулюйте (якщо це можливо) в алгебрі регулярних подій алгоритм для перевірки рівносильності (еквівалентності) довільних регулярних виразів</text:span></text:span><text:span text:style-name="Основной_20_текст4"><text:span text:style-name="T9">.</text:span></text:span></text:p>
      <text:p text:style-name="P20"><text:span text:style-name="Основной_20_текст4"><text:span text:style-name="T9"/></text:span></text:p>
      <text:p text:style-name="P15"><text:span text:style-name="Основной_20_текст4"><text:span text:style-name="T53">1</text:span></text:span><text:span text:style-name="Основной_20_текст4"><text:span text:style-name="T54">6</text:span></text:span><text:span text:style-name="Основной_20_текст4"><text:span text:style-name="T53">. Довести л</text:span></text:span><text:span text:style-name="Основной_20_текст4"><text:span text:style-name="T55">ем</text:span></text:span><text:span text:style-name="Основной_20_текст4"><text:span text:style-name="T53">у</text:span></text:span><text:span text:style-name="Основной_20_текст4"><text:span text:style-name="T55"> “про накачку”: </text:span></text:span><text:span text:style-name="Основной_20_текст4"><text:span text:style-name="T53">д</text:span></text:span><text:span text:style-name="Основной_20_текст4"><text:span text:style-name="T55">ля нескінченної регулярної події Р будь-яке достатньо довге слово </text:span></text:span><text:span text:style-name="Основной_20_текст_20__28_3_29__20__2b__20_Интервал_20_1_20_pt"><text:span text:style-name="T52">w</text:span></text:span><text:span text:style-name="Основной_20_текст_20__28_3_29__20__2b__20_Интервал_20_1_20_pt"><text:span text:style-name="T47">∈</text:span></text:span><text:span text:style-name="Основной_20_текст4"><text:span text:style-name="T9">Р можна записати у вигляді <text:s/></text:span></text:span><text:span text:style-name="Основной_20_текст_20__28_3_29__20__2b__20_Интервал_20_1_20_pt"><text:span text:style-name="T52">w=р</text:span></text:span><text:span text:style-name="Основной_20_текст_20__28_3_29__20__2b__20_Интервал_20_1_20_pt"><text:span text:style-name="T84">1</text:span></text:span><text:span text:style-name="Основной_20_текст_20__28_3_29__20__2b__20_Интервал_20_1_20_pt"><text:span text:style-name="T52">рр</text:span></text:span><text:span text:style-name="Основной_20_текст_20__28_3_29__20__2b__20_Интервал_20_1_20_pt"><text:span text:style-name="T84">2</text:span></text:span><text:span text:style-name="Основной_20_текст_20__28_3_29__20__2b__20_Интервал_20_1_20_pt"><text:span text:style-name="T43">, </text:span></text:span><text:span text:style-name="Основной_20_текст_20__28_3_29__20__2b__20_Интервал_20_1_20_pt"><text:span text:style-name="T44">де </text:span></text:span><text:span text:style-name="Основной_20_текст_20__28_3_29__20__2b__20_Интервал_20_1_20_pt"><text:span text:style-name="T52">р</text:span></text:span><text:span text:style-name="Основной_20_текст_20__28_3_29__20__2b__20_Интервал_20_1_20_pt"><text:span text:style-name="T47">≠</text:span></text:span><text:span text:style-name="Основной_20_текст_20__28_3_29__20__2b__20_Интервал_20_1_20_pt"><text:span text:style-name="T51">е</text:span></text:span><text:span text:style-name="Основной_20_текст_20__28_3_29__20__2b__20_Интервал_20_1_20_pt"><text:span text:style-name="T50"> </text:span></text:span><text:span text:style-name="Основной_20_текст_20__28_3_29__20__2b__20_Интервал_20_1_20_pt"><text:span text:style-name="T46">(</text:span></text:span><text:span text:style-name="Основной_20_текст_20__28_3_29__20__2b__20_Интервал_20_1_20_pt"><text:span text:style-name="T50">е </text:span></text:span><text:span text:style-name="Основной_20_текст4"><text:span text:style-name="T4">–</text:span></text:span><text:span text:style-name="Основной_20_текст4"><text:span text:style-name="T10"> </text:span></text:span><text:span text:style-name="Основной_20_текст4"><text:span text:style-name="T8">порожнє </text:span></text:span><text:span text:style-name="Основной_20_текст4"><text:span text:style-name="T10">слово</text:span></text:span><text:span text:style-name="Основной_20_текст_20__28_3_29__20__2b__20_Интервал_20_1_20_pt"><text:span text:style-name="T46">)</text:span></text:span><text:span text:style-name="Основной_20_текст_20__28_3_29__20__2b__20_Интервал_20_1_20_pt"><text:span text:style-name="T43">, так, що для всіх k = 0, 1, 2, ... виконуватиметься </text:span></text:span><text:span text:style-name="Основной_20_текст_20__28_3_29__20__2b__20_Интервал_20_1_20_pt"><text:span text:style-name="T52">р</text:span></text:span><text:span text:style-name="Основной_20_текст_20__28_3_29__20__2b__20_Интервал_20_1_20_pt"><text:span text:style-name="T84">1</text:span></text:span><text:span text:style-name="Основной_20_текст_20__28_3_29__20__2b__20_Интервал_20_1_20_pt"><text:span text:style-name="T52">р</text:span></text:span><text:span text:style-name="Основной_20_текст_20__28_3_29__20__2b__20_Интервал_20_1_20_pt"><text:span text:style-name="T96">k</text:span></text:span><text:span text:style-name="Основной_20_текст_20__28_3_29__20__2b__20_Интервал_20_1_20_pt"><text:span text:style-name="T52">р</text:span></text:span><text:span text:style-name="Основной_20_текст_20__28_3_29__20__2b__20_Интервал_20_1_20_pt"><text:span text:style-name="T84">2</text:span></text:span><text:span text:style-name="Основной_20_текст_20__28_3_29__20__2b__20_Интервал_20_1_20_pt"><text:span text:style-name="T47">∈</text:span></text:span><text:span text:style-name="Основной_20_текст4"><text:span text:style-name="T9">Р.</text:span></text:span></text:p>
      <text:p text:style-name="P15"><text:span text:style-name="Основной_20_текст4"><text:span text:style-name="T1"/></text:span></text:p>
      <text:p text:style-name="P15"><text:span text:style-name="Основной_20_текст4"><text:span text:style-name="T11">1</text:span></text:span><text:span text:style-name="Основной_20_текст4"><text:span text:style-name="T34">7</text:span></text:span><text:span text:style-name="Основной_20_текст4"><text:span text:style-name="T11">. </text:span></text:span><text:span text:style-name="Основной_20_текст4"><text:span text:style-name="T9">Нехай </text:span></text:span><text:span text:style-name="Основной_20_текст4"><text:span text:style-name="T49">х</text:span></text:span><text:span text:style-name="Основной_20_текст4"><text:span text:style-name="T95">k</text:span></text:span><text:span text:style-name="Основной_20_текст4"><text:span text:style-name="T9"> – слово, що складається з k символів </text:span></text:span><text:span text:style-name="Основной_20_текст4"><text:span text:style-name="T49">х</text:span></text:span><text:span text:style-name="Основной_20_текст4"><text:span text:style-name="T9">. Скориставшись лемою “про накачку” </text:span></text:span><text:span text:style-name="Основной_20_текст4"><text:span text:style-name="T11">(див. задачу №1</text:span></text:span><text:span text:style-name="Основной_20_текст4"><text:span text:style-name="T36">6</text:span></text:span><text:span text:style-name="Основной_20_текст4"><text:span text:style-name="T11">) або, у крайньому разі, іншим методом, дов</text:span></text:span><text:span text:style-name="Основной_20_текст4"><text:span text:style-name="T9">ести, що подія</text:span></text:span></text:p>
      <text:p text:style-name="P15"><text:span text:style-name="Основной_20_текст4"><text:span text:style-name="T9">Р={</text:span></text:span><text:span text:style-name="Основной_20_текст4"><text:span text:style-name="T49">a</text:span></text:span><text:span text:style-name="Основной_20_текст4"><text:span text:style-name="T95">k</text:span></text:span><text:span text:style-name="Основной_20_текст4"><text:span text:style-name="T49">b</text:span></text:span><text:span text:style-name="Основной_20_текст4"><text:span text:style-name="T95">k</text:span></text:span><text:span text:style-name="Основной_20_текст4"><text:span text:style-name="T9">| </text:span></text:span><text:span text:style-name="Основной_20_текст_20__28_3_29__20__2b__20_Интервал_20_1_20_pt"><text:span text:style-name="T43">k </text:span></text:span><text:span text:style-name="Основной_20_текст_20__28_3_29__20__2b__20_Интервал_20_1_20_pt"><text:span text:style-name="T45">= 0, 1, 2, ...</text:span></text:span><text:span text:style-name="Основной_20_текст4"><text:span text:style-name="T9">} не регулярна.</text:span></text:span></text:p>
      <text:p text:style-name="P15"><text:span text:style-name="Основной_20_текст4"><text:span text:style-name="T9"/></text:span></text:p>
      <text:p text:style-name="P20"><text:span text:style-name="Основной_20_текст4"><text:span text:style-name="T33">1</text:span></text:span><text:span text:style-name="Основной_20_текст4"><text:span text:style-name="T34">8</text:span></text:span><text:span text:style-name="Основной_20_текст4"><text:span text:style-name="T33">. </text:span></text:span><text:span text:style-name="Основной_20_текст4"><text:span text:style-name="T35">Навести приклад події, яка нерегулярна і (одночасно) задовольняє умову “леми про накачку”.</text:span></text:span></text:p>
      <text:p text:style-name="P20"><text:span text:style-name="Основной_20_текст4"><text:span text:style-name="T35"/></text:span></text:p>
      <text:p text:style-name="P21"><text:span text:style-name="Основной_20_текст4"><text:span text:style-name="T60">19</text:span></text:span><text:span text:style-name="Основной_20_текст4"><text:span text:style-name="T59">. </text:span></text:span><text:span text:style-name="Основной_20_текст4"><text:span text:style-name="T57">Побудувати приклад двох невiдрiзнюваних автоматiв, якi не є iзоморфними.</text:span></text:span></text:p>
      <text:p text:style-name="P22"/>
      <text:p text:style-name="P8"><text:span text:style-name="Основной_20_текст4"><text:span text:style-name="T40">2</text:span></text:span><text:span text:style-name="Основной_20_текст4"><text:span text:style-name="T41">0</text:span></text:span><text:span text:style-name="Основной_20_текст4"><text:span text:style-name="T38">. Побудувати скінчений автомат, здатний розпізнавати десяткові числа, що записані у формі з плаваючою крапкою (±dd*.d*E±dd, де d∈{0, 1, 2, ..., 9}).</text:span></text:span></text:p>
      <text:p text:style-name="P8"><text:span text:style-name="Основной_20_текст4"><text:span text:style-name="T38"/></text:span></text:p>
      <text:p text:style-name="P17"><text:span text:style-name="Основной_20_текст4"><text:span text:style-name="T57">2</text:span></text:span><text:span text:style-name="Основной_20_текст4"><text:span text:style-name="T60">1</text:span></text:span><text:span text:style-name="Основной_20_текст4"><text:span text:style-name="T58">. </text:span></text:span><text:span text:style-name="Основной_20_текст4"><text:span text:style-name="T57">Довести </text:span></text:span><text:span text:style-name="Основной_20_текст4"><text:span text:style-name="T107">тотожність</text:span></text:span><text:span text:style-name="Основной_20_текст4"><text:span text:style-name="T57"> для регулярних виразів:</text:span></text:span></text:p>
      <text:p text:style-name="P25"><text:span text:style-name="Основной_20_текст4"><text:span text:style-name="T56">(a*bbb)*a* = a*(bbba*)*.</text:span></text:span></text:p>
      <text:p text:style-name="P25"><text:span text:style-name="Основной_20_текст4"><text:span text:style-name="T56"/></text:span></text:p>
      <text:p text:style-name="P21"><text:span text:style-name="Основной_20_текст4"><text:span text:style-name="T41">22</text:span></text:span><text:span text:style-name="Основной_20_текст4"><text:span text:style-name="T37">. Написати регулярний вираз у алфавіті X = {0, 1}, який задає подію, що складається зі всіх слів таких і тільки таких, у яких третім символом від кінця є 1.</text:span></text:span></text:p>
      <text:p text:style-name="P21"><text:span text:style-name="Основной_20_текст4"><text:span text:style-name="T37"/></text:span></text:p>
      <text:p text:style-name="P18"><text:span text:style-name="Основной_20_текст4"><text:span text:style-name="T38">2</text:span></text:span><text:span text:style-name="Основной_20_текст4"><text:span text:style-name="T41">3</text:span></text:span><text:span text:style-name="Основной_20_текст4"><text:span text:style-name="T38">. </text:span></text:span><text:span text:style-name="Основной_20_текст4"><text:span text:style-name="T107">Нехай</text:span></text:span><text:span text:style-name="Основной_20_текст4"><text:span text:style-name="T38"> вхідний алфавіт X = {0, 1}. </text:span></text:span><text:span text:style-name="Основной_20_текст4"><text:span text:style-name="T39">Н</text:span></text:span><text:span text:style-name="Основной_20_текст4"><text:span text:style-name="T38">авести автомат, який допускає </text:span></text:span><text:span text:style-name="T72">ланцюжки, де кількість "1" — парн</text:span><text:span text:style-name="T73">а </text:span><text:span text:style-name="T74">і</text:span><text:span text:style-name="T72"> кількість "0" — парн</text:span><text:span text:style-name="T73">а</text:span><text:span text:style-name="T72">.</text:span></text:p>
      <text:p text:style-name="P23"/>
      <text:p text:style-name="P32"><text:span text:style-name="Основной_20_текст4"><text:span text:style-name="T61">2</text:span></text:span><text:span text:style-name="Основной_20_текст4"><text:span text:style-name="T60">4</text:span></text:span><text:span text:style-name="Основной_20_текст4"><text:span text:style-name="T56">. Побудувати скінчений автомат, що розпізнає парні числа, які записані у двійковій формі та зчитуються зліва направо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Noto Sans CJK SC Regular" svg:font-family="'Noto Sans CJK SC Regular'" style:font-pitch="variable"/>
    <style:font-face style:name="Symbol" svg:font-family="Symbo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10" style:display-name="Основной текст10" style:family="paragraph" style:parent-style-name="Standard">
      <style:paragraph-properties fo:margin-left="0in" fo:margin-right="0in" fo:margin-top="0in" fo:margin-bottom="0.6665in" loext:contextual-spacing="false" fo:line-height="0.1799in" fo:text-align="justify" style:justify-single-word="false" fo:orphans="0" fo:widows="0" fo:text-indent="-0.389in" style:auto-text-indent="false"/>
      <style:text-properties fo:font-size="14pt" fo:letter-spacing="-0.002in" fo:language="ru" fo:country="RU" style:font-name-asian="Times New Roman" style:font-family-asian="'Times New Roman'" style:font-family-generic-asian="roman" style:font-pitch-asian="variable" style:font-size-asian="14pt" style:language-asian="ja" style:country-asian="JP" style:font-size-complex="9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size="9.5pt" fo:letter-spacing="-0.002in" fo:background-color="#ffffff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Основной_20_текст4" style:display-name="Основной текст4" style:family="text" style:parent-style-name="Основной_20_текст_5f_">
      <style:text-properties fo:font-variant="normal" fo:text-transform="none" fo:color="#000000" style:font-name="Times New Roman" fo:font-family="'Times New Roman'" style:font-family-generic="roman" style:font-pitch="variable" fo:font-size="9.5pt" fo:letter-spacing="-0.002in" fo:language="uk" fo:country="UA" fo:font-style="normal" fo:background-color="#ffffff" style:font-name-asian="Times New Roman" style:font-family-asian="'Times New Roman'" style:font-family-generic-asian="roman" style:font-pitch-asian="variable" style:font-size-asian="9.5pt" style:font-style-asian="normal" style:font-name-complex="Times New Roman" style:font-family-complex="'Times New Roman'" style:font-family-generic-complex="roman" style:font-pitch-complex="variable" style:font-size-complex="9.5pt" style:font-style-complex="normal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size="9.5pt" fo:letter-spacing="0.0098in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/>
    </style:style>
    <style:style style:name="Основной_20_текст_20__28_3_29__20__2b__20_Интервал_20_1_20_pt" style:display-name="Основной текст (3) + Интервал 1 pt" style:family="text" style:parent-style-name="Основной_20_текст_20__28_3_29__5f_">
      <style:text-properties fo:font-variant="normal" fo:text-transform="none" fo:color="#000000" style:font-name="Times New Roman" fo:font-family="'Times New Roman'" style:font-family-generic="roman" style:font-pitch="variable" fo:font-size="9.5pt" fo:letter-spacing="0.0173in" fo:language="uk" fo:country="UA" fo:font-style="italic" fo:background-color="#ffffff" style:font-name-asian="Times New Roman" style:font-family-asian="'Times New Roman'" style:font-family-generic-asian="roman" style:font-pitch-asian="variable" style:font-size-asian="9.5pt" style:font-style-asian="italic" style:font-name-complex="Times New Roman" style:font-family-complex="'Times New Roman'" style:font-family-generic-complex="roman" style:font-pitch-complex="variable" style:font-size-complex="9.5pt" style:font-style-complex="italic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11:52:42.977301242</meta:creation-date>
    <dc:date>2022-05-30T06:13:12.037247491</dc:date>
    <meta:editing-duration>PT3H29M42S</meta:editing-duration>
    <meta:editing-cycles>27</meta:editing-cycles>
    <meta:generator>LibreOffice/6.4.7.2$Linux_X86_64 LibreOffice_project/40$Build-2</meta:generator>
    <meta:document-statistic meta:table-count="6" meta:image-count="0" meta:object-count="0" meta:page-count="3" meta:paragraph-count="183" meta:word-count="862" meta:character-count="5045" meta:non-whitespace-character-count="4344"/>
  </office:meta>
</office:document-meta>
</file>